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fo:background-color="#000000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7.5pt" style:font-size-asian="7.5pt" style:font-size-complex="7.5pt"/>
    </style:style>
    <style:style style:name="ce1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26" style:family="table-cell" style:parent-style-name="Default">
      <style:text-properties style:font-name="Times New Roman"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7pt" style:font-size-asian="7pt" style:font-size-complex="7pt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29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11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6.5pt" style:font-size-asian="6.5pt" style:font-size-complex="6.5pt"/>
    </style:style>
    <style:style style:name="ce13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6pt" style:font-size-asian="6pt" style:font-size-complex="6pt"/>
    </style:style>
    <style:style style:name="ce16" style:family="table-cell" style:parent-style-name="Default">
      <style:table-cell-properties fo:wrap-option="no-wrap"/>
      <style:text-properties style:font-name="Times New Roman"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style:font-name="Times New Roman" fo:font-size="7pt" style:font-size-asian="7pt" style:font-size-complex="7pt"/>
    </style:style>
    <style:style style:name="ce30" style:family="table-cell" style:parent-style-name="Default">
      <style:text-properties style:font-name="Times New Roman" fo:font-size="6.5pt" style:font-size-asian="6.5pt" style:font-size-complex="6.5pt"/>
    </style:style>
    <style:style style:name="ce31" style:family="table-cell" style:parent-style-name="Default">
      <style:text-properties style:font-name="Times New Roman" fo:font-size="6pt" style:font-size-asian="6pt" style:font-size-complex="6pt"/>
    </style:style>
    <style:style style:name="ce18" style:family="table-cell" style:parent-style-name="Default">
      <style:table-cell-properties fo:background-color="#000000" style:text-align-source="value-type" style:repeat-content="false" style:vertical-align="automatic"/>
      <style:paragraph-properties fo:margin-left="0in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5.5pt" style:font-size-asian="5.5pt" style:font-size-complex="5.5pt"/>
    </style:style>
    <style:style style:name="ce20" style:family="table-cell" style:parent-style-name="Default" style:data-style-name="N99">
      <style:text-properties style:font-name="Times New Roman" fo:font-size="8pt" style:font-size-asian="8pt" style:font-size-complex="8pt"/>
    </style:style>
    <style:style style:name="ce32" style:family="table-cell" style:parent-style-name="Default">
      <style:text-properties style:font-name="Times New Roman" fo:font-size="7.5pt" style:font-size-asian="7.5pt" style:font-size-complex="7.5pt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7pt" style:font-size-asian="7pt" style:font-size-complex="7pt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7.5pt" style:font-size-asian="7.5pt" style:font-size-complex="7.5pt"/>
    </style:style>
    <style:style style:name="ce34" style:family="table-cell" style:parent-style-name="Default">
      <style:table-cell-properties fo:background-color="#000000" style:text-align-source="value-type" style:repeat-content="false"/>
      <style:paragraph-properties fo:margin-left="0in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8pt" style:font-size-asian="8pt" style:font-size-complex="8pt"/>
    </style:style>
    <style:style style:name="T1" style:family="text">
      <style:text-properties fo:language="zxx" fo:country="none"/>
    </style:style>
  </office:automatic-styles>
  <office:body>
    <office:spreadsheet>
      <table:calculation-settings table:automatic-find-labels="false"/>
      <table:table table:name="Childhood" table:style-name="ta1">
        <table:table-column table:style-name="co1" table:number-columns-repeated="7" table:default-cell-style-name="ce2"/>
        <table:table-row table:style-name="ro2">
          <table:table-cell table:style-name="ce1" office:value-type="string" table:number-columns-spanned="2" table:number-rows-spanned="1">
            <text:p>Son of the privileged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rithmetic</text:p>
          </table:table-cell>
          <table:table-cell office:value-type="string">
            <text:p>Athletics</text:p>
          </table:table-cell>
          <table:table-cell office:value-type="string">
            <text:p>Influence</text:p>
          </table:table-cell>
          <table:table-cell office:value-type="string">
            <text:p>Literacy</text:p>
          </table:table-cell>
          <table:table-cell office:value-type="string">
            <text:p>Resources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Etiquette</text:p>
          </table:table-cell>
          <table:table-cell office:value-type="string">
            <text:p>Melee</text:p>
          </table:table-cell>
          <table:table-cell office:value-type="string">
            <text:p>Influence</text:p>
          </table:table-cell>
          <table:table-cell office:value-type="string">
            <text:p>Languages</text:p>
          </table:table-cell>
          <table:table-cell office:value-type="string">
            <text:p>Rhetoric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iure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24" office:value-type="string" table:number-columns-spanned="6" table:number-rows-spanned="1">
            <text:p>Family Potential 11-16, paterfamilias Resources 4D+</text:p>
          </table:table-cell>
          <table:covered-table-cell table:number-columns-repeated="5"/>
        </table:table-row>
        <table:table-row table:style-name="ro2">
          <table:table-cell table:style-name="ce3" office:value-type="string" table:number-columns-spanned="2" table:number-rows-spanned="1">
            <text:p>Son of a Commoner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rithmetic</text:p>
          </table:table-cell>
          <table:table-cell office:value-type="string">
            <text:p>Athletics</text:p>
          </table:table-cell>
          <table:table-cell office:value-type="string">
            <text:p>Labor</text:p>
          </table:table-cell>
          <table:table-cell office:value-type="string">
            <text:p>Literacy</text:p>
          </table:table-cell>
          <table:table-cell office:value-type="string">
            <text:p>Resources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Athletics</text:p>
          </table:table-cell>
          <table:table-cell office:value-type="string">
            <text:p>Brawling</text:p>
          </table:table-cell>
          <table:table-cell office:value-type="string">
            <text:p>Etiquette</text:p>
          </table:table-cell>
          <table:table-cell office:value-type="string">
            <text:p>Melee</text:p>
          </table:table-cell>
          <table:table-cell office:value-type="string">
            <text:p>Labor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iure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Family Potential 10-7, Family potential 11-16 with paterfamilias resources less than 4D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on of the Proletariat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thletics</text:p>
          </table:table-cell>
          <table:table-cell office:value-type="string">
            <text:p>Awareness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Stealth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Athletics</text:p>
          </table:table-cell>
          <table:table-cell office:value-type="string">
            <text:p>Brawling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non optimo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Family Potential 6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on of a Non Citizen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thletics</text:p>
          </table:table-cell>
          <table:table-cell office:value-type="string">
            <text:p>Awareness</text:p>
          </table:table-cell>
          <table:table-cell office:value-type="string">
            <text:p>Brawling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Athletics</text:p>
          </table:table-cell>
          <table:table-cell office:value-type="string">
            <text:p>Brawling</text:p>
          </table:table-cell>
          <table:table-cell office:value-type="string">
            <text:p>Deception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roken</text:p>
          </table:table-cell>
          <table:table-cell office:value-type="string">
            <text:p>family traits</text:p>
          </table:table-cell>
          <table:table-cell table:number-columns-repeated="4"/>
        </table:table-row>
        <table:table-row table:style-name="ro2">
          <table:table-cell office:value-type="string">
            <text:p>Notes</text:p>
          </table:table-cell>
          <table:table-cell office:value-type="string">
            <text:p>No citizenship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24" office:value-type="string" table:number-columns-spanned="6" table:number-rows-spanned="1">
            <text:p>Family Potential 5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aughter of the Privileged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rithmetic</text:p>
          </table:table-cell>
          <table:table-cell office:value-type="string">
            <text:p>Athletics</text:p>
          </table:table-cell>
          <table:table-cell office:value-type="string">
            <text:p>Etiquette</text:p>
          </table:table-cell>
          <table:table-cell office:value-type="string">
            <text:p>Fashion</text:p>
          </table:table-cell>
          <table:table-cell office:value-type="string">
            <text:p>Literacy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Child-rearing</text:p>
          </table:table-cell>
          <table:table-cell office:value-type="string">
            <text:p>Etiquette</text:p>
          </table:table-cell>
          <table:table-cell office:value-type="string">
            <text:p>Fashion</text:p>
          </table:table-cell>
          <table:table-cell office:value-type="string">
            <text:p>Insight</text:p>
          </table:table-cell>
          <table:table-cell office:value-type="string">
            <text:p>Romance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non optimo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24" office:value-type="string" table:number-columns-spanned="6" table:number-rows-spanned="1">
            <text:p>Family Potential 11-16, paterfamilias Resources 4D+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aughter of Commoner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rithmetic</text:p>
          </table:table-cell>
          <table:table-cell office:value-type="string">
            <text:p>Athletics</text:p>
          </table:table-cell>
          <table:table-cell office:value-type="string">
            <text:p>Labor</text:p>
          </table:table-cell>
          <table:table-cell office:value-type="string">
            <text:p>Literacy</text:p>
          </table:table-cell>
          <table:table-cell office:value-type="string">
            <text:p>Resources</text:p>
          </table:table-cell>
          <table:table-cell office:value-type="string">
            <text:p>Sewing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Child-rearing</text:p>
          </table:table-cell>
          <table:table-cell office:value-type="string">
            <text:p>Cooking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Romance</text:p>
          </table:table-cell>
          <table:table-cell office:value-type="string">
            <text:p>Sew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non optimo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Family Potential 10-7, Family potential 11-16 with paterfamilias resources less than 4D</text:p>
          </table:table-cell>
          <table:covered-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Daughter of the Proletariat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thletics</text:p>
          </table:table-cell>
          <table:table-cell office:value-type="string">
            <text:p>Child-rearing</text:p>
          </table:table-cell>
          <table:table-cell office:value-type="string">
            <text:p>Cooking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Child-rearing</text:p>
          </table:table-cell>
          <table:table-cell office:value-type="string">
            <text:p>Cooking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Sewing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family traits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cives Romani non optimo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24" office:value-type="string" table:number-columns-spanned="6" table:number-rows-spanned="1">
            <text:p>Family Potential 6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aughter of a Non Citizen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1" office:value-type="string">
            <text:p>8 years</text:p>
          </table:table-cell>
          <table:table-cell table:style-name="ce5" office:value-type="string">
            <text:p>4 general skills</text:p>
          </table:table-cell>
          <table:table-cell table:style-name="ce25" office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2">
          <table:table-cell office:value-type="string">
            <text:p>Skills Age 7-10</text:p>
          </table:table-cell>
          <table:table-cell office:value-type="string">
            <text:p>Athletics</text:p>
          </table:table-cell>
          <table:table-cell office:value-type="string">
            <text:p>Child-rearing</text:p>
          </table:table-cell>
          <table:table-cell office:value-type="string">
            <text:p>Cooking</text:p>
          </table:table-cell>
          <table:table-cell office:value-type="string">
            <text:p>Labor</text:p>
          </table:table-cell>
          <table:table-cell office:value-type="string">
            <text:p>Persuasion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Skills Age 11-14</text:p>
          </table:table-cell>
          <table:table-cell office:value-type="string">
            <text:p>Child-rearing</text:p>
          </table:table-cell>
          <table:table-cell office:value-type="string">
            <text:p>Cook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ewing</text:p>
          </table:table-cell>
          <table:table-cell table:style-name="ce26" office:value-type="string">
            <text:p>Survival or 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roken</text:p>
          </table:table-cell>
          <table:table-cell office:value-type="string">
            <text:p>family traits</text:p>
          </table:table-cell>
          <table:table-cell table:number-columns-repeated="4"/>
        </table:table-row>
        <table:table-row table:style-name="ro2">
          <table:table-cell office:value-type="string">
            <text:p>Notes</text:p>
          </table:table-cell>
          <table:table-cell office:value-type="string">
            <text:p>No citizenship</text:p>
          </table:table-cell>
          <table:table-cell table:number-columns-repeated="5"/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Family Potential 5</text:p>
          </table:table-cell>
          <table:covered-table-cell table:number-columns-repeated="5"/>
        </table:table-row>
      </table:table>
      <table:table table:name="Household" table:style-name="ta1">
        <table:table-column table:style-name="co1" table:number-columns-repeated="7" table:default-cell-style-name="ce2"/>
        <table:table-row table:style-name="ro2">
          <table:table-cell table:style-name="ce4" office:value-type="string" table:number-columns-spanned="2" table:number-rows-spanned="1">
            <text:p>Head of Household (Pater familia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Intimidation</text:p>
          </table:table-cell>
          <table:table-cell office:value-type="string">
            <text:p>Romance</text:p>
          </table:table-cell>
          <table:table-cell office:value-type="string">
            <text:p>Mend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Domineering</text:p>
          </table:table-cell>
          <table:table-cell office:value-type="string">
            <text:p>Loyal</text:p>
          </table:table-cell>
          <table:table-cell office:value-type="string">
            <text:p>Paternal</text:p>
          </table:table-cell>
          <table:table-cell office:value-type="string">
            <text:p>Protective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ust be at least 18 years old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table:number-columns-spanned="2" table:number-rows-spanned="1">
            <text:p>Lady (domina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Openness</text:p>
          </table:table-cell>
          <table:table-cell table:style-name="ce5" office:value-type="string">
            <text:p>Cultured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shion</text:p>
          </table:table-cell>
          <table:table-cell office:value-type="string">
            <text:p>Romance</text:p>
          </table:table-cell>
          <table:table-cell office:value-type="string">
            <text:p>Persuasion</text:p>
          </table:table-cell>
          <table:table-cell office:value-type="string">
            <text:p>Resources</text:p>
          </table:table-cell>
          <table:table-cell office:value-type="string">
            <text:p>Seduc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greeable</text:p>
          </table:table-cell>
          <table:table-cell office:value-type="string">
            <text:p>Aloof</text:p>
          </table:table-cell>
          <table:table-cell office:value-type="string">
            <text:p>Charming</text:p>
          </table:table-cell>
          <table:table-cell office:value-type="string">
            <text:p>Comely</text:p>
          </table:table-cell>
          <table:table-cell office:value-type="string">
            <text:p>Graceful</text:p>
          </table:table-cell>
          <table:table-cell office:value-type="string">
            <text:p>Opinionat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Young Lady, or be the wife of a magnate, or wife of a magistrate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Pregnancy rolls are reduced by 1D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table:number-columns-spanned="2" table:number-rows-spanned="1">
            <text:p>Matron (matrona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Openness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Fashion</text:p>
          </table:table-cell>
          <table:table-cell office:value-type="string">
            <text:p>Insight</text:p>
          </table:table-cell>
          <table:table-cell office:value-type="string">
            <text:p>Romance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Frail</text:p>
          </table:table-cell>
          <table:table-cell office:value-type="string">
            <text:p>Gossip</text:p>
          </table:table-cell>
          <table:table-cell office:value-type="string">
            <text:p>Sickly</text:p>
          </table:table-cell>
          <table:table-cell office:value-type="string">
            <text:p>Stubborn</text:p>
          </table:table-cell>
          <table:table-cell office:value-type="string">
            <text:p>Wise Aphorism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ady, or be the wife of a magnate, or wife of a magistrate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table:number-columns-spanned="2" table:number-rows-spanned="1">
            <text:p>Puella (Young Lady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mpulsive</text:p>
          </table:table-cell>
          <table:table-cell table:style-name="ce5" office:value-type="string">
            <text:p>Compassion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shion</text:p>
          </table:table-cell>
          <table:table-cell office:value-type="string">
            <text:p>Insight</text:p>
          </table:table-cell>
          <table:table-cell office:value-type="string">
            <text:p>Romance</text:p>
          </table:table-cell>
          <table:table-cell office:value-type="string">
            <text:p>Sewing</text:p>
          </table:table-cell>
          <table:table-cell office:value-type="string">
            <text:p>Weav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Energetic</text:p>
          </table:table-cell>
          <table:table-cell office:value-type="string">
            <text:p>Entitled</text:p>
          </table:table-cell>
          <table:table-cell office:value-type="string">
            <text:p>Idealistic</text:p>
          </table:table-cell>
          <table:table-cell office:value-type="string">
            <text:p>Naive</text:p>
          </table:table-cell>
          <table:table-cell office:value-type="string">
            <text:p>Romantic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ay only be taken between the ages of 15-22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table:number-columns-spanned="2" table:number-rows-spanned="1">
            <text:p>Widow (vidua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Insight</text:p>
          </table:table-cell>
          <table:table-cell office:value-type="string">
            <text:p>Romance</text:p>
          </table:table-cell>
          <table:table-cell office:value-type="string">
            <text:p>Persuasion</text:p>
          </table:table-cell>
          <table:table-cell office:value-type="string">
            <text:p>Seduction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Emotional</text:p>
          </table:table-cell>
          <table:table-cell office:value-type="string">
            <text:p>Grief stricken</text:p>
          </table:table-cell>
          <table:table-cell office:value-type="string">
            <text:p>Mourning</text:p>
          </table:table-cell>
          <table:table-cell office:value-type="string">
            <text:p>Numb</text:p>
          </table:table-cell>
          <table:table-cell office:value-type="string">
            <text:p>Toug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Wife, Young Lady, Lady, Matr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>
            <text:p>Notes</text:p>
          </table:table-cell>
          <table:table-cell office:value-type="string">
            <text:p>Upon the death of her husband gains receives half of her dead husband’s resource skill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Wife (uxorem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Content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Insight</text:p>
          </table:table-cell>
          <table:table-cell office:value-type="string">
            <text:p>Romance</text:p>
          </table:table-cell>
          <table:table-cell office:value-type="string">
            <text:p>Persuasion</text:p>
          </table:table-cell>
          <table:table-cell office:value-type="string">
            <text:p>Sewing</text:p>
          </table:table-cell>
          <table:table-cell office:value-type="string">
            <text:p>Weav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Maternal</text:p>
          </table:table-cell>
          <table:table-cell office:value-type="string">
            <text:p>Pragmatic</text:p>
          </table:table-cell>
          <table:table-cell office:value-type="string">
            <text:p>Protective</text:p>
          </table:table-cell>
          <table:table-cell office:value-type="string">
            <text:p>Shouting</text:p>
          </table:table-cell>
          <table:table-cell office:value-type="string">
            <text:p>Skeptical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>
            <text:p>Notes</text:p>
          </table:table-cell>
          <table:table-cell office:value-type="string">
            <text:p>Pregnancy rolls are reduced by 1D</text:p>
          </table:table-cell>
          <table:table-cell table:number-columns-repeated="5"/>
        </table:table-row>
      </table:table>
      <table:table table:name="Military" table:style-name="ta1">
        <table:table-column table:style-name="co1" table:number-columns-repeated="7" table:default-cell-style-name="ce2"/>
        <table:table-row table:style-name="ro2">
          <table:table-cell table:style-name="ce27" office:value-type="string" table:number-columns-spanned="2" table:number-rows-spanned="1">
            <text:p>Camp Prefect (Praefectus castrorum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Siege</text:p>
          </table:table-cell>
          <table:table-cell office:value-type="string">
            <text:p>Soldiering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uthoritative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Skeptic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ommander of a Century, Marine <text:span text:style-name="T1">Centurion</text:span>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avalry Commander (Decurion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trategy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istocratic</text:p>
          </table:table-cell>
          <table:table-cell office:value-type="string">
            <text:p>Confident</text:p>
          </table:table-cell>
          <table:table-cell office:value-type="string">
            <text:p>Dashing</text:p>
          </table:table-cell>
          <table:table-cell office:value-type="string">
            <text:p>Responsible</text:p>
          </table:table-cell>
          <table:table-cell office:value-type="string">
            <text:p>Skeptic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Officer (Horse, Weapons,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avalry Groom (cura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Carousing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nimal Rapport</text:p>
          </table:table-cell>
          <table:table-cell office:value-type="string">
            <text:p>Callous</text:p>
          </table:table-cell>
          <table:table-cell office:value-type="string">
            <text:p>Deferential</text:p>
          </table:table-cell>
          <table:table-cell office:value-type="string">
            <text:p>Disciplined</text:p>
          </table:table-cell>
          <table:table-cell office:value-type="string">
            <text:p>Foul Smelling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Recruit (Horse, Weapons, Armor)</text:p>
          </table:table-cell>
          <table:table-cell table:number-columns-repeated="5"/>
        </table:table-row>
        <table:table-row table:style-name="ro2">
          <table:table-cell table:style-name="ce3" office:value-type="string" table:number-columns-spanned="2" table:number-rows-spanned="1">
            <text:p>Cavalry Legionary (Equ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Carousing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nimal Rapport</text:p>
          </table:table-cell>
          <table:table-cell office:value-type="string">
            <text:p>Disciplined</text:p>
          </table:table-cell>
          <table:table-cell office:value-type="string">
            <text:p>Gallows Humor</text:p>
          </table:table-cell>
          <table:table-cell office:value-type="string">
            <text:p>Gaunt</text:p>
          </table:table-cell>
          <table:table-cell office:value-type="string">
            <text:p>loy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Recruit (Horse, Weapons,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Cavalry Officer (duplic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istocratic</text:p>
          </table:table-cell>
          <table:table-cell office:value-type="string">
            <text:p>Callous</text:p>
          </table:table-cell>
          <table:table-cell office:value-type="string">
            <text:p>Confident</text:p>
          </table:table-cell>
          <table:table-cell office:value-type="string">
            <text:p>Dashing</text:p>
          </table:table-cell>
          <table:table-cell office:value-type="string">
            <text:p>Responsibl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Cavalry Legionary, Cavalry Standard Bearer, Cavalry Groom, Military Tribune (Horse, Weapons, Armor)</text:p>
          </table:table-cell>
          <table:table-cell table:number-columns-repeated="5"/>
        </table:table-row>
        <table:table-row table:style-name="ro2">
          <table:table-cell table:style-name="ce25" office:value-type="string" table:number-columns-spanned="2" table:number-rows-spanned="1">
            <text:p>Cavalry Recruit (Tiro Equi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nimal Rapport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loy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, (Horse, Weapons, Armor)</text:p>
          </table:table-cell>
          <table:table-cell table:number-columns-repeated="5"/>
        </table:table-row>
        <table:table-row table:style-name="ro2">
          <table:table-cell table:style-name="ce11" office:value-type="string" table:number-columns-spanned="2" table:number-rows-spanned="1">
            <text:p>Cavalry Standard Bearer (signife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ewing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ggressive</text:p>
          </table:table-cell>
          <table:table-cell office:value-type="string">
            <text:p>Disciplined</text:p>
          </table:table-cell>
          <table:table-cell office:value-type="string">
            <text:p>Loyal</text:p>
          </table:table-cell>
          <table:table-cell office:value-type="string">
            <text:p>Stubborn</text:p>
          </table:table-cell>
          <table:table-cell office:value-type="string">
            <text:p>Violent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Recruit, (Horse, Weapons, Armor)</text:p>
          </table:table-cell>
          <table:table-cell table:number-columns-repeated="5"/>
        </table:table-row>
        <table:table-row table:style-name="ro2">
          <table:table-cell table:style-name="ce28" office:value-type="string" table:number-columns-spanned="2" table:number-rows-spanned="1">
            <text:p>Cavalry Veteran (Evocatus Equ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timidation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ynical</text:p>
          </table:table-cell>
          <table:table-cell office:value-type="string">
            <text:p>Drunk</text:p>
          </table:table-cell>
          <table:table-cell office:value-type="string">
            <text:p>Stubborn</text:p>
          </table:table-cell>
          <table:table-cell table:style-name="ce31" office:value-type="string">
            <text:p>Thousand Yard Star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Legionary, Cavalry Standard Barer, Cavalry Groom <text:s/>(Horse Weapons, Armor)</text:p>
          </table:table-cell>
          <table:table-cell table:number-columns-repeated="5"/>
        </table:table-row>
        <table:table-row table:style-name="ro2">
          <table:table-cell table:style-name="ce13" office:value-type="string" table:number-columns-spanned="2" table:number-rows-spanned="1">
            <text:p>Cavalry Watch Commander (sesqiplic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Command</text:p>
          </table:table-cell>
          <table:table-cell office:value-type="string">
            <text:p>Horsemanship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istocratic</text:p>
          </table:table-cell>
          <table:table-cell office:value-type="string">
            <text:p>Blunt</text:p>
          </table:table-cell>
          <table:table-cell office:value-type="string">
            <text:p>Cynical</text:p>
          </table:table-cell>
          <table:table-cell office:value-type="string">
            <text:p>Determined</text:p>
          </table:table-cell>
          <table:table-cell office:value-type="string">
            <text:p>Disciplined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avalry Legionary, Cavalry Standard Barer, Cavalry Groom, <text:s/>(Horse Weapons,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Century Commander (centurion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Melee</text:p>
          </table:table-cell>
          <table:table-cell office:value-type="string">
            <text:p>Siege</text:p>
          </table:table-cell>
          <table:table-cell office:value-type="string">
            <text:p>Soldiering</text:p>
          </table:table-cell>
          <table:table-cell office:value-type="string">
            <text:p>Strategy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fident</text:p>
          </table:table-cell>
          <table:table-cell office:value-type="string">
            <text:p>Determined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Skeptic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Executive Officer in a Century, Marine Centurion, Military Tribune, 30 years of age, (Weapons and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Contubernium Commander (Decan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Command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nxious</text:p>
          </table:table-cell>
          <table:table-cell office:value-type="string">
            <text:p>Cynical</text:p>
          </table:table-cell>
          <table:table-cell office:value-type="string">
            <text:p>Drunk</text:p>
          </table:table-cell>
          <table:table-cell office:value-type="string">
            <text:p>Gaunt</text:p>
          </table:table-cell>
          <table:table-cell office:value-type="string">
            <text:p>loyal</text:p>
          </table:table-cell>
          <table:table-cell office:value-type="string">
            <text:p>Responsible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Commander First Cohort (Primus Pil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Siege</text:p>
          </table:table-cell>
          <table:table-cell office:value-type="string">
            <text:p>Strategy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nfident</text:p>
          </table:table-cell>
          <table:table-cell office:value-type="string">
            <text:p>Responsible</text:p>
          </table:table-cell>
          <table:table-cell office:value-type="string">
            <text:p>Skeptic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ommander of a Century (Weapons and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Executive Officer in a Century (optio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Disciplined</text:p>
          </table:table-cell>
          <table:table-cell office:value-type="string">
            <text:p>Loyal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30" office:value-type="string">
            <text:p>Any Legionary Path, Military Tribune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Artilleryman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Artillery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oldier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Boisterous</text:p>
          </table:table-cell>
          <table:table-cell office:value-type="string">
            <text:p>Callous</text:p>
          </table:table-cell>
          <table:table-cell office:value-type="string">
            <text:p>Determined</text:p>
          </table:table-cell>
          <table:table-cell office:value-type="string">
            <text:p>No Nonsense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Craftsman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Carousing</text:p>
          </table:table-cell>
          <table:table-cell office:value-type="string">
            <text:p>Carpentry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oldier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allous</text:p>
          </table:table-cell>
          <table:table-cell office:value-type="string">
            <text:p>Disciplined</text:p>
          </table:table-cell>
          <table:table-cell office:value-type="string">
            <text:p>Gaunt</text:p>
          </table:table-cell>
          <table:table-cell office:value-type="string">
            <text:p>Missing Digit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Doctor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Merciful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Herbalism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dicine</text:p>
          </table:table-cell>
          <table:table-cell office:value-type="string">
            <text:p>Soldier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uthoritative</text:p>
          </table:table-cell>
          <table:table-cell office:value-type="string">
            <text:p>Dispassionate</text:p>
          </table:table-cell>
          <table:table-cell office:value-type="string">
            <text:p>Frustrated</text:p>
          </table:table-cell>
          <table:table-cell office:value-type="string">
            <text:p>Numb</text:p>
          </table:table-cell>
          <table:table-cell office:value-type="string">
            <text:p>Soothing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Drill Instructor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struction</text:p>
          </table:table-cell>
          <table:table-cell office:value-type="string">
            <text:p>Intimidation</text:p>
          </table:table-cell>
          <table:table-cell office:value-type="string">
            <text:p>Labor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ligent</text:p>
          </table:table-cell>
          <table:table-cell office:value-type="string">
            <text:p>Disciplined</text:p>
          </table:table-cell>
          <table:table-cell office:value-type="string">
            <text:p>Loud</text:p>
          </table:table-cell>
          <table:table-cell office:value-type="string">
            <text:p>No Nonsense</text:p>
          </table:table-cell>
          <table:table-cell office:value-type="string">
            <text:p>Perfectionist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>
            <text:p>Legionary Engineer (Immune)</text:p>
          </table:table-cell>
          <table: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Engineer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iege</text:p>
          </table:table-cell>
          <table:table-cell office:value-type="string">
            <text:p>Soldier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onfident</text:p>
          </table:table-cell>
          <table:table-cell office:value-type="string">
            <text:p>Diligent</text:p>
          </table:table-cell>
          <table:table-cell office:value-type="string">
            <text:p>No Nonsense</text:p>
          </table:table-cell>
          <table:table-cell office:value-type="string">
            <text:p>Perfectionist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Legionary Horn Blower (Cornicen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Music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pressed</text:p>
          </table:table-cell>
          <table:table-cell office:value-type="string">
            <text:p>Disciplined</text:p>
          </table:table-cell>
          <table:table-cell office:value-type="string">
            <text:p>Gallows Humor</text:p>
          </table:table-cell>
          <table:table-cell office:value-type="string">
            <text:p>Gaunt</text:p>
          </table:table-cell>
          <table:table-cell office:value-type="string">
            <text:p>Loud</text:p>
          </table:table-cell>
          <table:table-cell office:value-type="string">
            <text:p>Loyal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Hunter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wareness</text:p>
          </table:table-cell>
          <table:table-cell office:value-type="string">
            <text:p>Hunting</text:p>
          </table:table-cell>
          <table:table-cell office:value-type="string">
            <text:p>Ranged Fighting</text:p>
          </table:table-cell>
          <table:table-cell office:value-type="string">
            <text:p>Stealth</text:p>
          </table:table-cell>
          <table:table-cell office:value-type="string">
            <text:p>Soldiering</text:p>
          </table:table-cell>
          <table:table-cell office:value-type="string">
            <text:p>wilderness survival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allous</text:p>
          </table:table-cell>
          <table:table-cell office:value-type="string">
            <text:p>Foul Smelling</text:p>
          </table:table-cell>
          <table:table-cell office:value-type="string">
            <text:p>Patient</text:p>
          </table:table-cell>
          <table:table-cell office:value-type="string">
            <text:p>Quiet</text:p>
          </table:table-cell>
          <table:table-cell office:value-type="string">
            <text:p>Sharp Eyes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Musician (Immun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Music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pressed</text:p>
          </table:table-cell>
          <table:table-cell office:value-type="string">
            <text:p>Disciplined</text:p>
          </table:table-cell>
          <table:table-cell office:value-type="string">
            <text:p>Ear for Music</text:p>
          </table:table-cell>
          <table:table-cell office:value-type="string">
            <text:p>Gallows Humor</text:p>
          </table:table-cell>
          <table:table-cell office:value-type="string">
            <text:p>Gaunt</text:p>
          </table:table-cell>
          <table:table-cell office:value-type="string">
            <text:p>Loyal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Regular (munifex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Melee</text:p>
          </table:table-cell>
          <table:table-cell office:value-type="string">
            <text:p>Labor</text:p>
          </table:table-cell>
          <table:table-cell office:value-type="string">
            <text:p>Ranged Fighting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sciplined</text:p>
          </table:table-cell>
          <table:table-cell office:value-type="string">
            <text:p>Drunk</text:p>
          </table:table-cell>
          <table:table-cell office:value-type="string">
            <text:p>Gallows Humor</text:p>
          </table:table-cell>
          <table:table-cell office:value-type="string">
            <text:p>Gaunt</text:p>
          </table:table-cell>
          <table:table-cell office:value-type="string">
            <text:p>loy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style-name="ce16" table:number-columns-repeated="5"/>
        </table:table-row>
        <table:table-row table:style-name="ro2">
          <table:table-cell table:style-name="ce4" office:value-type="string" table:number-columns-spanned="2" table:number-rows-spanned="1">
            <text:p>Legionary Standard-Bearer (signiferi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ewing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ggressive</text:p>
          </table:table-cell>
          <table:table-cell office:value-type="string">
            <text:p>Disciplined</text:p>
          </table:table-cell>
          <table:table-cell office:value-type="string">
            <text:p>Loyal</text:p>
          </table:table-cell>
          <table:table-cell office:value-type="string">
            <text:p>Stubborn</text:p>
          </table:table-cell>
          <table:table-cell office:value-type="string">
            <text:p>Violent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Recruit, Marine Recruit, Cavalry Recruit (Weapons and Armor)</text:p>
          </table:table-cell>
          <table:table-cell table:style-name="ce16" table:number-columns-repeated="5"/>
        </table:table-row>
        <table:table-row table:style-name="ro2">
          <table:table-cell table:style-name="ce5" office:value-type="string">
            <text:p>Legionary Veteran (Evocatus)</text:p>
          </table:table-cell>
          <table: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timidation</text:p>
          </table:table-cell>
          <table:table-cell office:value-type="string">
            <text:p>Melee</text:p>
          </table:table-cell>
          <table:table-cell office:value-type="string">
            <text:p>Ranged Fighting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ynical</text:p>
          </table:table-cell>
          <table:table-cell office:value-type="string">
            <text:p>Drunk</text:p>
          </table:table-cell>
          <table:table-cell office:value-type="string">
            <text:p>Stubborn</text:p>
          </table:table-cell>
          <table:table-cell table:style-name="ce31" office:value-type="string">
            <text:p>Thousand Yard Star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ny Legionary Path, Military Tribune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Recruit (Tiro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nxious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Loy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, (Weapons and Armor)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table:number-columns-spanned="2" table:number-rows-spanned="1">
            <text:p>Watch Commander (Tesser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Command</text:p>
          </table:table-cell>
          <table:table-cell office:value-type="string">
            <text:p>Intimidation</text:p>
          </table:table-cell>
          <table:table-cell office:value-type="string">
            <text:p>Melee</text:p>
          </table:table-cell>
          <table:table-cell office:value-type="string">
            <text:p>Soldiering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lunt</text:p>
          </table:table-cell>
          <table:table-cell office:value-type="string">
            <text:p>Cynical</text:p>
          </table:table-cell>
          <table:table-cell office:value-type="string">
            <text:p>Determined</text:p>
          </table:table-cell>
          <table:table-cell office:value-type="string">
            <text:p>Disciplined</text:p>
          </table:table-cell>
          <table:table-cell office:value-type="string">
            <text:p>No Nonsens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9" office:value-type="string">
            <text:p>Any Legionary Path, Military Tribune (Weapons and Armor)</text:p>
          </table:table-cell>
          <table:table-cell table:number-columns-repeated="5"/>
        </table:table-row>
      </table:table>
      <table:table table:name="Nautical" table:style-name="ta1">
        <table:table-column table:style-name="co1" table:number-columns-repeated="7" table:default-cell-style-name="ce2"/>
        <table:table-row table:style-name="ro2">
          <table:table-cell table:style-name="ce1" office:value-type="string" table:number-columns-spanned="2" table:number-rows-spanned="1">
            <text:p>Fisherman (pisca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Butchery</text:p>
          </table:table-cell>
          <table:table-cell office:value-type="string">
            <text:p>Fishing</text:p>
          </table:table-cell>
          <table:table-cell office:value-type="string">
            <text:p>Melee</text:p>
          </table:table-cell>
          <table:table-cell office:value-type="string">
            <text:p>Mending</text:p>
          </table:table-cell>
          <table:table-cell office:value-type="string">
            <text:p>Labor</text:p>
          </table:table-cell>
          <table:table-cell office:value-type="string">
            <text:p>Seaman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runk</text:p>
          </table:table-cell>
          <table:table-cell office:value-type="string">
            <text:p>foul smelling</text:p>
          </table:table-cell>
          <table:table-cell office:value-type="string">
            <text:p>patience</text:p>
          </table:table-cell>
          <table:table-cell office:value-type="string">
            <text:p>Rough Hands</text:p>
          </table:table-cell>
          <table:table-cell office:value-type="string">
            <text:p>Sea Legs</text:p>
          </table:table-cell>
          <table:table-cell office:value-type="string">
            <text:p>superstit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andsman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andsman (respiravit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  <table:table-cell office:value-type="string">
            <text:p>Sewing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Naive</text:p>
          </table:table-cell>
          <table:table-cell office:value-type="string">
            <text:p>Overworked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ary Marine (Marin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Melee</text:p>
          </table:table-cell>
          <table:table-cell office:value-type="string">
            <text:p>Labor</text:p>
          </table:table-cell>
          <table:table-cell office:value-type="string">
            <text:p>Ranged Fighting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sciplined</text:p>
          </table:table-cell>
          <table:table-cell office:value-type="string">
            <text:p>Drunk</text:p>
          </table:table-cell>
          <table:table-cell office:value-type="string">
            <text:p>Gallows Humor</text:p>
          </table:table-cell>
          <table:table-cell office:value-type="string">
            <text:p>Loyal</text:p>
          </table:table-cell>
          <table:table-cell office:value-type="string">
            <text:p>Sea Leg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arine Recruit, (Weapons and Armor)</text:p>
          </table:table-cell>
          <table:table-cell table:number-columns-repeated="5"/>
        </table:table-row>
        <table:table-row table:style-name="ro2">
          <table:table-cell table:style-name="ce13" office:value-type="string" table:number-columns-spanned="2" table:number-rows-spanned="1">
            <text:p>Legionary Marine Officer (Marinus Optio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Melee</text:p>
          </table:table-cell>
          <table:table-cell office:value-type="string">
            <text:p>Ranged Fighting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Disciplined</text:p>
          </table:table-cell>
          <table:table-cell office:value-type="string">
            <text:p>Loyal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ny Legionary Path, Military Tribune (Weapons and Armor)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Marine Centurion (marinus centurion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Melee</text:p>
          </table:table-cell>
          <table:table-cell office:value-type="string">
            <text:p>Ranged Fighting</text:p>
          </table:table-cell>
          <table:table-cell office:value-type="string">
            <text:p>Naval Strategy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fident</text:p>
          </table:table-cell>
          <table:table-cell office:value-type="string">
            <text:p>Determined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Skeptical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Commander of a Century, Legionary Marine Officer, Military Tribune, 30 years of age, (Weapons and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arine Recruit (tiro marin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nxious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Sea Leg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Naval Sailor (mil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Melee</text:p>
          </table:table-cell>
          <table:table-cell office:value-type="string">
            <text:p>Mending</text:p>
          </table:table-cell>
          <table:table-cell office:value-type="string">
            <text:p>Labor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heerful</text:p>
          </table:table-cell>
          <table:table-cell office:value-type="string">
            <text:p>Drunk</text:p>
          </table:table-cell>
          <table:table-cell office:value-type="string">
            <text:p>Gallows Humor</text:p>
          </table:table-cell>
          <table:table-cell office:value-type="string">
            <text:p>Sea Legs</text:p>
          </table:table-cell>
          <table:table-cell office:value-type="string">
            <text:p>Superstitiou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 recruit, Fisherman, Sea Captain, Landsman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ailor (Nauta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Languages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  <table:table-cell office:value-type="string">
            <text:p>Sew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lous</text:p>
          </table:table-cell>
          <table:table-cell office:value-type="string">
            <text:p>Cheerful</text:p>
          </table:table-cell>
          <table:table-cell office:value-type="string">
            <text:p>Drunk</text:p>
          </table:table-cell>
          <table:table-cell office:value-type="string">
            <text:p>Loyal</text:p>
          </table:table-cell>
          <table:table-cell office:value-type="string">
            <text:p>Sea Legs</text:p>
          </table:table-cell>
          <table:table-cell office:value-type="string">
            <text:p>superstit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 recruit, Fisherman, Sea Captain, Landsman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ailor Recruit (tiro mil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nxious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Naive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ea Captain (gnavicul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Navigation</text:p>
          </table:table-cell>
          <table:table-cell office:value-type="string">
            <text:p>Naval Strategy</text:p>
          </table:table-cell>
          <table:table-cell office:value-type="string">
            <text:p>Seaman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mposed</text:p>
          </table:table-cell>
          <table:table-cell office:value-type="string">
            <text:p>Negligent</text:p>
          </table:table-cell>
          <table:table-cell office:value-type="string">
            <text:p>Responsible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, Naval Sailor, Veteran Naval Sailor, Warship Captain, Sea Officer, Squadron Commander, 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Ship’s Armoror (Custos Armorum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rmorsmith</text:p>
          </table:table-cell>
          <table:table-cell office:value-type="string">
            <text:p>Blacksmith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Seamanship</text:p>
          </table:table-cell>
          <table:table-cell office:value-type="string">
            <text:p>Weaponsmith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Drunk</text:p>
          </table:table-cell>
          <table:table-cell office:value-type="string">
            <text:p>Foul Smelling</text:p>
          </table:table-cell>
          <table:table-cell office:value-type="string">
            <text:p>Hard of Hearing</text:p>
          </table:table-cell>
          <table:table-cell office:value-type="string">
            <text:p>Rough hands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 Recruit, Naval Sailor, Veteran Naval Sailor, Sailo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hip’s Clerk (Secu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Humility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arousing</text:p>
          </table:table-cell>
          <table:table-cell office:value-type="string">
            <text:p>Languages</text:p>
          </table:table-cell>
          <table:table-cell office:value-type="string">
            <text:p>Seamanship</text:p>
          </table:table-cell>
          <table:table-cell office:value-type="string">
            <text:p>Stewardship</text:p>
          </table:table-cell>
          <table:table-cell office:value-type="string">
            <text:p>Writ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Drunk</text:p>
          </table:table-cell>
          <table:table-cell office:value-type="string">
            <text:p>Meticulous</text:p>
          </table:table-cell>
          <table:table-cell office:value-type="string">
            <text:p>Nervous Tick</text:p>
          </table:table-cell>
          <table:table-cell office:value-type="string">
            <text:p>Overworked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hip’s Craftsman (Nauphlax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Carpentry</text:p>
          </table:table-cell>
          <table:table-cell office:value-type="string">
            <text:p>Engineer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lous</text:p>
          </table:table-cell>
          <table:table-cell office:value-type="string">
            <text:p>Diligent</text:p>
          </table:table-cell>
          <table:table-cell office:value-type="string">
            <text:p>Drunk</text:p>
          </table:table-cell>
          <table:table-cell office:value-type="string">
            <text:p>Missing Digit</text:p>
          </table:table-cell>
          <table:table-cell office:value-type="string">
            <text:p>Rough hands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 Recruit, Naval Sailor, Veteran Naval Sailor, Sailo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hip’s Doctor (Medicus Duplic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Merciful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Herbalism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dicine</text:p>
          </table:table-cell>
          <table:table-cell office:value-type="string">
            <text:p>Seaman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uthoritative</text:p>
          </table:table-cell>
          <table:table-cell office:value-type="string">
            <text:p>Dispassionate</text:p>
          </table:table-cell>
          <table:table-cell office:value-type="string">
            <text:p>Frustrated</text:p>
          </table:table-cell>
          <table:table-cell office:value-type="string">
            <text:p>Numb</text:p>
          </table:table-cell>
          <table:table-cell office:value-type="string">
            <text:p>Sooth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Sea Officer (Gubernator and Proteta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Melee</text:p>
          </table:table-cell>
          <table:table-cell office:value-type="string">
            <text:p>Logistics</text:p>
          </table:table-cell>
          <table:table-cell office:value-type="string">
            <text:p>Navigation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Loyal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Sea Leg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aval Sailor, Veteran Sailor, Sea Captain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quadron Commander (Navarchus) 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Naval Strategy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mposed</text:p>
          </table:table-cell>
          <table:table-cell office:value-type="string">
            <text:p>Decisive</text:p>
          </table:table-cell>
          <table:table-cell office:value-type="string">
            <text:p>Responsible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Warship Captain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op Men (velarii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thletics</text:p>
          </table:table-cell>
          <table:table-cell office:value-type="string">
            <text:p>Carousing</text:p>
          </table:table-cell>
          <table:table-cell office:value-type="string">
            <text:p>Melee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heerful</text:p>
          </table:table-cell>
          <table:table-cell office:value-type="string">
            <text:p>Drunk</text:p>
          </table:table-cell>
          <table:table-cell office:value-type="string">
            <text:p>Fearless</text:p>
          </table:table-cell>
          <table:table-cell office:value-type="string">
            <text:p>Sea Legs</text:p>
          </table:table-cell>
          <table:table-cell office:value-type="string">
            <text:p>Superstitiou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Sailor Recruit, Naval Sailor, Veteran, Naval Sailor, Sailo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Veteran Naval Sailor (Duplicarii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timidation</text:p>
          </table:table-cell>
          <table:table-cell office:value-type="string">
            <text:p>Melee</text:p>
          </table:table-cell>
          <table:table-cell office:value-type="string">
            <text:p>Mending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ynical</text:p>
          </table:table-cell>
          <table:table-cell office:value-type="string">
            <text:p>Drunk</text:p>
          </table:table-cell>
          <table:table-cell office:value-type="string">
            <text:p>Stubborn</text:p>
          </table:table-cell>
          <table:table-cell office:value-type="string">
            <text:p>Superstitious</text:p>
          </table:table-cell>
          <table:table-cell table:style-name="ce31" office:value-type="string">
            <text:p>Thousand Yard Stare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aval Sailo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Warship Captain (Trierarch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Melee</text:p>
          </table:table-cell>
          <table:table-cell office:value-type="string">
            <text:p>Naval Strategy</text:p>
          </table:table-cell>
          <table:table-cell office:value-type="string">
            <text:p>Navigation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mposed</text:p>
          </table:table-cell>
          <table:table-cell office:value-type="string">
            <text:p>Responsible</text:p>
          </table:table-cell>
          <table:table-cell office:value-type="string">
            <text:p>Sea Legs</text:p>
          </table:table-cell>
          <table:table-cell office:value-type="string">
            <text:p>Wound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<text:s/>Sea Officer</text:p>
          </table:table-cell>
          <table:table-cell table:number-columns-repeated="5"/>
        </table:table-row>
      </table:table>
      <table:table table:name="Outcast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andit (latro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eggar (mendic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light of Hand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owntrodden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 table:number-columns-spanned="2" table:number-rows-spanned="1">
            <text:p>Hermit (Eremita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isanthrope</text:p>
          </table:table-cell>
          <table:table-cell office:value-type="string" calcext:value-type="string">
            <text:p>Mumbl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Killer (interfec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d Hearted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Murderous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Temperament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 table:number-columns-spanned="2" table:number-rows-spanned="1">
            <text:p>Mystery Cult Acolyte (acolytus sacri mysterium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Suggestible</text:p>
          </table:table-cell>
          <table:table-cell office:value-type="string" calcext:value-type="string">
            <text:p>Zealo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2" table:number-rows-spanned="1">
            <text:p>Mystery Cult Priest (sacri mysterium sacerdo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Charismatic</text:p>
          </table:table-cell>
          <table:table-cell office:value-type="string" calcext:value-type="string">
            <text:p>Dominating</text:p>
          </table:table-cell>
          <table:table-cell office:value-type="string" calcext:value-type="string">
            <text:p>Manipulative</text:p>
          </table:table-cell>
          <table:table-cell office:value-type="string" calcext:value-type="string">
            <text:p>Self Centered</text:p>
          </table:table-cell>
          <table:table-cell office:value-type="string" calcext:value-type="string">
            <text:p>Unpredictabl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ystery Cult Acolyte, Seeker, Dilettan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imp (leno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Decept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Insight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usive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ominating</text:p>
          </table:table-cell>
          <table:table-cell office:value-type="string" calcext:value-type="string">
            <text:p>Flamboyant</text:p>
          </table:table-cell>
          <table:table-cell office:value-type="string" calcext:value-type="string">
            <text:p>Temperament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irate (pirata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ostitute (meretrix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Lust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educ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Cynical</text:p>
          </table:table-cell>
          <table:table-cell table:style-name="ce20" office:value-type="string" calcext:value-type="string">
            <text:p>False Demeanor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Pleasant Smelling</text:p>
          </table:table-cell>
          <table:table-cell office:value-type="string" calcext:value-type="string">
            <text:p>Tolera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eeker (cupi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ndi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orcerer (venefic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ur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Necromancy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Inscrutabl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eek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hief (fu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light of Hand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Short Sight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tch (strigae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Venge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ur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Necromancy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daverou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isandry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eeker</text:p>
          </table:table-cell>
          <table:table-cell table:number-columns-repeated="5"/>
        </table:table-row>
      </table:table>
      <table:table table:name="Political" table:style-name="ta1">
        <table:table-column table:style-name="co1" table:number-columns-repeated="7" table:default-cell-style-name="ce2"/>
        <table:table-row table:style-name="ro2">
          <table:table-cell table:style-name="ce1" office:value-type="string" table:number-columns-spanned="2" table:number-rows-spanned="1">
            <text:p>Aedile (aedil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Generous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Influence</text:p>
          </table:table-cell>
          <table:table-cell office:value-type="string">
            <text:p>Stewardship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Brusque</text:p>
          </table:table-cell>
          <table:table-cell office:value-type="string">
            <text:p>Conspicuous</text:p>
          </table:table-cell>
          <table:table-cell office:value-type="string">
            <text:p>Corrupt</text:p>
          </table:table-cell>
          <table:table-cell office:value-type="string">
            <text:p>Extroverted</text:p>
          </table:table-cell>
          <table:table-cell office:value-type="string">
            <text:p>Harassed</text:p>
          </table:table-cell>
          <table:table-cell office:value-type="string">
            <text:p>Tolerant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36 years of age and cives Romani iure and 10 years of prior military service, 5D+ Influence 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May only take this path once every 10 years, Assigned 2 Licto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Bodyguard (Lictor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wareness</text:p>
          </table:table-cell>
          <table:table-cell office:value-type="string">
            <text:p>Brawling</text:p>
          </table:table-cell>
          <table:table-cell office:value-type="string">
            <text:p>Etiquette</text:p>
          </table:table-cell>
          <table:table-cell office:value-type="string">
            <text:p>Intimidation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ruiser</text:p>
          </table:table-cell>
          <table:table-cell office:value-type="string">
            <text:p>Disciplined</text:p>
          </table:table-cell>
          <table:table-cell office:value-type="string">
            <text:p>Discrete</text:p>
          </table:table-cell>
          <table:table-cell office:value-type="string">
            <text:p>Loyal</text:p>
          </table:table-cell>
          <table:table-cell office:value-type="string">
            <text:p>Protective</text:p>
          </table:table-cell>
          <table:table-cell office:value-type="string">
            <text:p>Suspic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ny Legionary Path, cives romani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ensor (Cens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Influence</text:p>
          </table:table-cell>
          <table:table-cell office:value-type="string">
            <text:p>Recognize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Controller</text:p>
          </table:table-cell>
          <table:table-cell office:value-type="string">
            <text:p>Guarded</text:p>
          </table:table-cell>
          <table:table-cell office:value-type="string">
            <text:p>Impassive</text:p>
          </table:table-cell>
          <table:table-cell office:value-type="string">
            <text:p>Manipulator</text:p>
          </table:table-cell>
          <table:table-cell office:value-type="string">
            <text:p>Meticulous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onsul and cives Romani iure and 10 years of prior military service, 7D+ Influen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onsul (consul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Influence</text:p>
          </table:table-cell>
          <table:table-cell office:value-type="string">
            <text:p>Valor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Decisive</text:p>
          </table:table-cell>
          <table:table-cell office:value-type="string">
            <text:p>Driven</text:p>
          </table:table-cell>
          <table:table-cell office:value-type="string">
            <text:p>Overworked</text:p>
          </table:table-cell>
          <table:table-cell office:value-type="string">
            <text:p>Responsible</text:p>
          </table:table-cell>
          <table:table-cell office:value-type="string">
            <text:p>Rival’s Target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Prator, 42 years of age and cives Romani iure, 10 years of prior military service, 7D+ Influence (Horse, Weapons, 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May only take this path once every 10 years, Assigned 12 Licto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roconsul (proconsul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Resources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Decisive</text:p>
          </table:table-cell>
          <table:table-cell office:value-type="string">
            <text:p>Driven</text:p>
          </table:table-cell>
          <table:table-cell office:value-type="string">
            <text:p>Overworked</text:p>
          </table:table-cell>
          <table:table-cell office:value-type="string">
            <text:p>Responsible</text:p>
          </table:table-cell>
          <table:table-cell office:value-type="string">
            <text:p>Rival’s Target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Prior term as Consul and cives Romani iure, and 10 years of prior military service, (Horse, Weapons, 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Assigned 12 Licto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ictator (Dicta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1 year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Sever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Valor</text:p>
          </table:table-cell>
          <table:table-cell table:number-columns-repeated="4"/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Decisive</text:p>
          </table:table-cell>
          <table:table-cell office:value-type="string">
            <text:p>Imperious</text:p>
          </table:table-cell>
          <table:table-cell office:value-type="string">
            <text:p>No Nonsense</text:p>
          </table:table-cell>
          <table:table-cell office:value-type="string">
            <text:p>Responsible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Consul and cives Romani iure, and 10 years of prior military service, 8D+ Influence (Horse, Weapons, 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Assigned 24 Lictors, Post only available in a time of emergency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Fleet Commander (Praefectus classi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Naval Strategy</text:p>
          </table:table-cell>
          <table:table-cell office:value-type="string">
            <text:p>Valor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mposed</text:p>
          </table:table-cell>
          <table:table-cell office:value-type="string">
            <text:p>Decisive</text:p>
          </table:table-cell>
          <table:table-cell office:value-type="string">
            <text:p>Responsible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Must have served as a Preator or Consul (Weapons and Armor)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Hearld (Praecon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Cultured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shion</text:p>
          </table:table-cell>
          <table:table-cell office:value-type="string">
            <text:p>Languages</text:p>
          </table:table-cell>
          <table:table-cell office:value-type="string">
            <text:p>Recognize</text:p>
          </table:table-cell>
          <table:table-cell table:style-name="Default"/>
          <table:table-cell/>
        </table:table-row>
        <table:table-row table:style-name="ro2">
          <table:table-cell office:value-type="string">
            <text:p>Traits</text:p>
          </table:table-cell>
          <table:table-cell office:value-type="string">
            <text:p>Eidetic Memory</text:p>
          </table:table-cell>
          <table:table-cell office:value-type="string">
            <text:p>Formal</text:p>
          </table:table-cell>
          <table:table-cell office:value-type="string">
            <text:p>Gossip</text:p>
          </table:table-cell>
          <table:table-cell office:value-type="string">
            <text:p>Haughty</text:p>
          </table:table-cell>
          <table:table-cell office:value-type="string">
            <text:p>Perfect Intonation</text:p>
          </table:table-cell>
          <table:table-cell office:value-type="string">
            <text:p>Sharp Dresser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aw Student (Lex Studiosum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Just</text:p>
          </table:table-cell>
          <table:table-cell table:style-name="ce5" office:value-type="string">
            <text:p>Cultured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Demagogue</text:p>
          </table:table-cell>
          <table:table-cell office:value-type="string">
            <text:p>Etiquette</text:p>
          </table:table-cell>
          <table:table-cell office:value-type="string">
            <text:p>Law</text:p>
          </table:table-cell>
          <table:table-cell office:value-type="string">
            <text:p>Recognize</text:p>
          </table:table-cell>
          <table:table-cell office:value-type="string">
            <text:p>Rhetoric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Arrogant</text:p>
          </table:table-cell>
          <table:table-cell office:value-type="string">
            <text:p>Competitive</text:p>
          </table:table-cell>
          <table:table-cell office:value-type="string">
            <text:p>Deferential</text:p>
          </table:table-cell>
          <table:table-cell office:value-type="string">
            <text:p>Drunk</text:p>
          </table:table-cell>
          <table:table-cell office:value-type="string">
            <text:p>Self Absorb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Rhetoric Student, 2D+ Influen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awyer (jurisconsult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Just</text:p>
          </table:table-cell>
          <table:table-cell table:style-name="ce5" office:value-type="string">
            <text:p>Cultured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Demagogue</text:p>
          </table:table-cell>
          <table:table-cell office:value-type="string">
            <text:p>Influence</text:p>
          </table:table-cell>
          <table:table-cell office:value-type="string">
            <text:p>Law</text:p>
          </table:table-cell>
          <table:table-cell office:value-type="string">
            <text:p>Persuasion</text:p>
          </table:table-cell>
          <table:table-cell office:value-type="string">
            <text:p>Rhetoric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Arrogant</text:p>
          </table:table-cell>
          <table:table-cell office:value-type="string">
            <text:p>Charismatic</text:p>
          </table:table-cell>
          <table:table-cell office:value-type="string">
            <text:p>Overworked</text:p>
          </table:table-cell>
          <table:table-cell office:value-type="string">
            <text:p>Persistent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, 2D+ Influence, Law Student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egion Commander (Legate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Strategy</text:p>
          </table:table-cell>
          <table:table-cell office:value-type="string">
            <text:p>Valor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rrogant</text:p>
          </table:table-cell>
          <table:table-cell office:value-type="string">
            <text:p>Authoritative</text:p>
          </table:table-cell>
          <table:table-cell office:value-type="string">
            <text:p>Composed</text:p>
          </table:table-cell>
          <table:table-cell office:value-type="string">
            <text:p>Decisive</text:p>
          </table:table-cell>
          <table:table-cell office:value-type="string">
            <text:p>Responsible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7" office:value-type="string" table:number-columns-spanned="6" table:number-rows-spanned="1">
            <text:p>Must have served as a Preator or Consul (Horse, Weapons, Armor)</text:p>
          </table:table-cell>
          <table:covered-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essenger (Viator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Honest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thletics</text:p>
          </table:table-cell>
          <table:table-cell office:value-type="string">
            <text:p>Etiquette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Recognize</text:p>
          </table:table-cell>
          <table:table-cell office:value-type="string">
            <text:p>Streetwis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Direction Sense</text:p>
          </table:table-cell>
          <table:table-cell office:value-type="string">
            <text:p>Discrete</text:p>
          </table:table-cell>
          <table:table-cell office:value-type="string">
            <text:p>Runner</text:p>
          </table:table-cell>
          <table:table-cell office:value-type="string">
            <text:p>Skinny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Military Tribunes (tribunus mlitum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Siege</text:p>
          </table:table-cell>
          <table:table-cell office:value-type="string">
            <text:p>Soldiering</text:p>
          </table:table-cell>
          <table:table-cell office:value-type="string">
            <text:p>Strategy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Assertive</text:p>
          </table:table-cell>
          <table:table-cell office:value-type="string">
            <text:p>Boastful</text:p>
          </table:table-cell>
          <table:table-cell office:value-type="string">
            <text:p>Extroverted</text:p>
          </table:table-cell>
          <table:table-cell office:value-type="string">
            <text:p>Reckless</text:p>
          </table:table-cell>
          <table:table-cell table:style-name="ce31" office:value-type="string">
            <text:p>Respectful of Authorit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20 years of age, cives Romani iure 3D+ Influence (Horse, Weapons,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unicipal Leader (Prefect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Persuasion</text:p>
          </table:table-cell>
          <table:table-cell office:value-type="string">
            <text:p>Rhetoric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Conspicuous</text:p>
          </table:table-cell>
          <table:table-cell office:value-type="string">
            <text:p>Corrupt</text:p>
          </table:table-cell>
          <table:table-cell office:value-type="string">
            <text:p>Courteous</text:p>
          </table:table-cell>
          <table:table-cell office:value-type="string">
            <text:p>Extroverted</text:p>
          </table:table-cell>
          <table:table-cell office:value-type="string">
            <text:p>Gossip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Guild Leader, Magistrate, Magnate, Centurion, Primus Pilus, Camp Prefect 3D+ Influen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Naval Tribune (Benefici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Sever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Logistics</text:p>
          </table:table-cell>
          <table:table-cell office:value-type="string">
            <text:p>Naval Strategy</text:p>
          </table:table-cell>
          <table:table-cell office:value-type="string">
            <text:p>Navigation</text:p>
          </table:table-cell>
          <table:table-cell office:value-type="string">
            <text:p>Seamanship</text:p>
          </table:table-cell>
          <table:table-cell office:value-type="string">
            <text:p>Valo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Assertive</text:p>
          </table:table-cell>
          <table:table-cell office:value-type="string">
            <text:p>Boastful</text:p>
          </table:table-cell>
          <table:table-cell office:value-type="string">
            <text:p>Extroverted</text:p>
          </table:table-cell>
          <table:table-cell table:style-name="ce31" office:value-type="string">
            <text:p>Respectful of Authority</text:p>
          </table:table-cell>
          <table:table-cell office:value-type="string">
            <text:p>Sea Leg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20 years of age, cives Romani iure, 3D+Influence (Weapons, Armor)</text:p>
          </table:table-cell>
          <table:table-cell table:number-columns-repeated="5"/>
        </table:table-row>
        <table:table-row table:style-name="ro2">
          <table:table-cell table:style-name="ce5" office:value-type="string">
            <text:p>Praetor (praetor)</text:p>
          </table:table-cell>
          <table: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ommand</text:p>
          </table:table-cell>
          <table:table-cell office:value-type="string">
            <text:p>Influence</text:p>
          </table:table-cell>
          <table:table-cell office:value-type="string">
            <text:p>Law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Courteous</text:p>
          </table:table-cell>
          <table:table-cell office:value-type="string">
            <text:p>Driven</text:p>
          </table:table-cell>
          <table:table-cell office:value-type="string">
            <text:p>Harassed</text:p>
          </table:table-cell>
          <table:table-cell office:value-type="string">
            <text:p>Overworked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Questor, 39 years of age and cives Romani iure, and 10 years of prior military service, 6D+ Influence (Horse, Weapons, 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May only take this path once every 10 years, Assigned 6 Licto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ropraetor (proprae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Resources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Courteous</text:p>
          </table:table-cell>
          <table:table-cell office:value-type="string">
            <text:p>Driven</text:p>
          </table:table-cell>
          <table:table-cell office:value-type="string">
            <text:p>Harassed</text:p>
          </table:table-cell>
          <table:table-cell office:value-type="string">
            <text:p>Overworked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32" office:value-type="string">
            <text:p>Immediate Prior term as Praetor and cives Romani iure, and 10 years of prior military service (Horse, Weapons, 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office:value-type="string">
            <text:p>Assigned 6 Licto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Quaestor (quaes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Prudence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Logistics</text:p>
          </table:table-cell>
          <table:table-cell office:value-type="string">
            <text:p>Stewardship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Competitive</text:p>
          </table:table-cell>
          <table:table-cell office:value-type="string">
            <text:p>Diligent</text:p>
          </table:table-cell>
          <table:table-cell office:value-type="string">
            <text:p>Meticulous</text:p>
          </table:table-cell>
          <table:table-cell office:value-type="string">
            <text:p>Numeracy</text:p>
          </table:table-cell>
          <table:table-cell office:value-type="string">
            <text:p>Overwork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32" office:value-type="string">
            <text:p>30 years of age and cives Romani iure and 10 years of prior military service, 4D+ Influence (Horse, Weapons, <text:s/>Armor)</text:p>
          </table:table-cell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table:style-name="ce32" office:value-type="string">
            <text:p>May only take this path once every 10 year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roquaestor (proquaes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</text:p>
          </table:table-cell>
          <table:table-cell table:style-name="ce5" office:value-type="string">
            <text:p>Prudence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Logistics</text:p>
          </table:table-cell>
          <table:table-cell office:value-type="string">
            <text:p>Stewardship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Competitive</text:p>
          </table:table-cell>
          <table:table-cell office:value-type="string">
            <text:p>Diligent</text:p>
          </table:table-cell>
          <table:table-cell office:value-type="string">
            <text:p>Meticulous</text:p>
          </table:table-cell>
          <table:table-cell office:value-type="string">
            <text:p>Numeracy</text:p>
          </table:table-cell>
          <table:table-cell office:value-type="string">
            <text:p>Overworked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Immediate Prior term as Quaestor and cives Romani iure, and 10 years of prior military service (Horse, Weapons, Armor)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cribe (scriba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Logistics</text:p>
          </table:table-cell>
          <table:table-cell office:value-type="string">
            <text:p>Recognize</text:p>
          </table:table-cell>
          <table:table-cell office:value-type="string">
            <text:p>Stewardship</text:p>
          </table:table-cell>
          <table:table-cell office:value-type="string">
            <text:p>Writ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tistic</text:p>
          </table:table-cell>
          <table:table-cell office:value-type="string">
            <text:p>Cramped Hands</text:p>
          </table:table-cell>
          <table:table-cell office:value-type="string">
            <text:p>Deferential</text:p>
          </table:table-cell>
          <table:table-cell office:value-type="string">
            <text:p>Ink Stained Hands</text:p>
          </table:table-cell>
          <table:table-cell office:value-type="string">
            <text:p>Near Sighted</text:p>
          </table:table-cell>
          <table:table-cell office:value-type="string">
            <text:p>Overwork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cives romani, 2D+ Influence, Literacy, Arithmetic</text:p>
          </table:table-cell>
          <table:table-cell table:number-columns-repeated="5"/>
        </table:table-row>
        <table:table-row table:style-name="ro2">
          <table:table-cell table:style-name="ce5" office:value-type="string">
            <text:p>Senator (Senator)</text:p>
          </table:table-cell>
          <table: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Decept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Demagogue</text:p>
          </table:table-cell>
          <table:table-cell office:value-type="string">
            <text:p>Influence</text:p>
          </table:table-cell>
          <table:table-cell office:value-type="string">
            <text:p>Insight</text:p>
          </table:table-cell>
          <table:table-cell office:value-type="string">
            <text:p>Persuasion</text:p>
          </table:table-cell>
          <table:table-cell office:value-type="string">
            <text:p>Rhetoric</text:p>
          </table:table-cell>
          <table:table-cell office:value-type="string">
            <text:p>Recogniz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spicuous</text:p>
          </table:table-cell>
          <table:table-cell office:value-type="string">
            <text:p>Distinguished</text:p>
          </table:table-cell>
          <table:table-cell office:value-type="string">
            <text:p>Gossip</text:p>
          </table:table-cell>
          <table:table-cell office:value-type="string">
            <text:p>Jealous</text:p>
          </table:table-cell>
          <table:table-cell office:value-type="string">
            <text:p>Shrewd</text:p>
          </table:table-cell>
          <table:table-cell office:value-type="string">
            <text:p>Vain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ust have served as a Quaestor, Praetor, Aedile, or Consul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ribune of the Plebs (Tribunus plebi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1 general skills</text:p>
          </table:table-cell>
          <table:table-cell table:style-name="ce5" office:value-type="string">
            <text:p>Dign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Demagogue</text:p>
          </table:table-cell>
          <table:table-cell office:value-type="string">
            <text:p>Influence</text:p>
          </table:table-cell>
          <table:table-cell office:value-type="string">
            <text:p>Insight</text:p>
          </table:table-cell>
          <table:table-cell table:number-columns-repeated="3"/>
        </table:table-row>
        <table:table-row table:style-name="ro2">
          <table:table-cell office:value-type="string">
            <text:p>Traits</text:p>
          </table:table-cell>
          <table:table-cell office:value-type="string">
            <text:p>Agitator</text:p>
          </table:table-cell>
          <table:table-cell office:value-type="string">
            <text:p>Ambitious</text:p>
          </table:table-cell>
          <table:table-cell office:value-type="string">
            <text:p>Dramatic</text:p>
          </table:table-cell>
          <table:table-cell office:value-type="string">
            <text:p>Radical</text:p>
          </table:table-cell>
          <table:table-cell office:value-type="string">
            <text:p>Reformer</text:p>
          </table:table-cell>
          <table:table-cell office:value-type="string">
            <text:p>Rival’s Target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27 years of age and cives Romani iure, 5D+ Influence</text:p>
          </table:table-cell>
          <table:table-cell table:number-columns-repeated="5"/>
        </table:table-row>
      </table:table>
      <table:table table:name="Religion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colyte (acolyte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itua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ighteous</text:p>
          </table:table-cell>
          <table:table-cell table:style-name="ce16" office:value-type="string" calcext:value-type="string">
            <text:p>Zealo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ttendant (famul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nconspicuous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Obedient Veneer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lerk (clericus)</text:p>
          </table:table-cell>
          <table: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ervous Tick</text:p>
          </table:table-cell>
          <table:table-cell office:value-type="string" calcext:value-type="string">
            <text:p>Numerate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iviner (augur)</text:p>
          </table:table-cell>
          <table: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Vagu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truscan Diviner (haruspex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Vagu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east Organizer Priests (Epulon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erning Palette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verweigh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oreign Affairs Priest (Fetial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Calculating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Shrewd</text:p>
          </table:table-cell>
          <table:table-cell office:value-type="string" calcext:value-type="string">
            <text:p>Subtl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igh Priest (Pontifex Maxim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Imperious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Influence 6D+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King of the Sacred (Rex Sacror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, Influence 5D+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22" office:value-type="string" calcext:value-type="string" table:number-columns-spanned="6" table:number-rows-spanned="1">
            <text:p>May not be involved in politics or military, must marry Regina Sacrorum via confarreatio, must resign on wife’s deat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aping Priest of Mars (Sali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iest of God or Goddess (Flamen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, Influence 4D+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7" office:value-type="string" calcext:value-type="string" table:number-columns-spanned="6" table:number-rows-spanned="1">
            <text:p>May not be involved in politics or military, must marry Flaminica via confarreatio, must resign on wife’s death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riest for Lupercalia festival (Luperc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1 year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Rit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embers must be Quintilii or Fabii family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2" table:number-rows-spanned="1">
            <text:p>Queen of the Sacred Rites (Regina Sacrorum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23" office:value-type="string" calcext:value-type="string" table:number-columns-spanned="6" table:number-rows-spanned="1">
            <text:p>May not be involved in politics or military, must marry Rex Sacrorum via confarreatio, must resign on husband’s deat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mple Priest (sacerdo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loof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coly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estal Virgin (vestalis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haste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stinent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become a Vestal at 7-10 years old and serve for 30 yea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fe of Flamen (Flaminica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23" office:value-type="string" calcext:value-type="string" table:number-columns-spanned="6" table:number-rows-spanned="1">
            <text:p>May not be involved in politics or military, must marry Flamen via confarreatio, must resign on husband’s death</text:p>
          </table:table-cell>
          <table:covered-table-cell table:number-columns-repeated="5"/>
        </table:table-row>
      </table:table>
      <table:table table:name="Rural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pprentice (Coniugatori Addicti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1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entor’s Skill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armer (agricol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unter (Venatore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harp Eye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borer (oper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</text:p>
          </table:table-cell>
          <table:table-cell table:style-name="ce5" office:value-type="string" calcext:value-type="string">
            <text:p>Unpretenti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dwife (obstetrix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Merciful</text:p>
          </table:table-cell>
          <table:table-cell table:style-name="ce5"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ny female lifepath, Student Doctor, Farmer, Temple Pries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ner (metall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Arbitrar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Black Lung</text:p>
          </table:table-cell>
          <table:table-cell office:value-type="string" calcext:value-type="string">
            <text:p>Bloodshot Eyes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Hacking cough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ning Engineer (metalla ingeni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Bloodshot Eye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iner, Literacy, Arithmeti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Overseer (vil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Arbitrary</text:p>
          </table:table-cell>
          <table:table-cell table:style-name="ce5" office:value-type="string" calcext:value-type="string">
            <text:p>Crue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usiv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eddler (Ambula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Insincere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Shepard (pas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amster (amaxit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intner (vinetari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Vintne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Woodcutter (concis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</table:table>
      <table:table table:name="Urban" table:style-name="ta1">
        <table:table-column table:style-name="co1" table:number-columns-repeated="7" table:default-cell-style-name="ce2"/>
        <table:table-row table:style-name="ro2">
          <table:table-cell table:style-name="ce1" office:value-type="string" table:number-columns-spanned="2" table:number-rows-spanned="1">
            <text:p>Actor (Histrio)</text:p>
          </table:table-cell>
          <table:covered-table-cell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cting</text:p>
          </table:table-cell>
          <table:table-cell office:value-type="string">
            <text:p>Etiquette</text:p>
          </table:table-cell>
          <table:table-cell office:value-type="string">
            <text:p>Fam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Colorful</text:p>
          </table:table-cell>
          <table:table-cell office:value-type="string">
            <text:p>Desirable</text:p>
          </table:table-cell>
          <table:table-cell office:value-type="string">
            <text:p>Dramatic</text:p>
          </table:table-cell>
          <table:table-cell office:value-type="string">
            <text:p>Flamboyant</text:p>
          </table:table-cell>
          <table:table-cell office:value-type="string">
            <text:p>Passionate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Adopted (adoptati)</text:p>
          </table:table-cell>
          <table:covered-table-cell table:style-name="ce33"/>
          <table:table-cell table:style-name="ce5" office:value-type="string">
            <text:p>Male, 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Cultured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rithmetic</text:p>
          </table:table-cell>
          <table:table-cell office:value-type="string">
            <text:p>Etiquette</text:p>
          </table:table-cell>
          <table:table-cell office:value-type="string">
            <text:p>Influence</text:p>
          </table:table-cell>
          <table:table-cell office:value-type="string">
            <text:p>Literacy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mbitious</text:p>
          </table:table-cell>
          <table:table-cell office:value-type="string">
            <text:p>Competitive</text:p>
          </table:table-cell>
          <table:table-cell office:value-type="string">
            <text:p>Diligent</text:p>
          </table:table-cell>
          <table:table-cell office:value-type="string">
            <text:p>Promising</text:p>
          </table:table-cell>
          <table:table-cell office:value-type="string">
            <text:p>Resented</text:p>
          </table:table-cell>
          <table:table-cell office:value-type="string">
            <text:p>Unsure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Apprentice (Coniugatori Addicti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1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Humility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Mentor’s Skill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Deferential</text:p>
          </table:table-cell>
          <table:table-cell office:value-type="string">
            <text:p>Exhausted</text:p>
          </table:table-cell>
          <table:table-cell office:value-type="string">
            <text:p>Naive</text:p>
          </table:table-cell>
          <table:table-cell office:value-type="string">
            <text:p>Overworked</text:p>
          </table:table-cell>
          <table:table-cell office:value-type="string">
            <text:p>Strapp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Architect (architect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ngineering</text:p>
          </table:table-cell>
          <table:table-cell office:value-type="string">
            <text:p>Etiquette</text:p>
          </table:table-cell>
          <table:table-cell office:value-type="string">
            <text:p>Mason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uthoritative</text:p>
          </table:table-cell>
          <table:table-cell office:value-type="string">
            <text:p>Demanding</text:p>
          </table:table-cell>
          <table:table-cell office:value-type="string">
            <text:p>Intense</text:p>
          </table:table-cell>
          <table:table-cell office:value-type="string">
            <text:p>Meticulous</text:p>
          </table:table-cell>
          <table:table-cell office:value-type="string">
            <text:p>Myopic</text:p>
          </table:table-cell>
          <table:table-cell office:value-type="string">
            <text:p>Organiz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, Legionary Enginee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Armorer (armicustos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rmorsmith</text:p>
          </table:table-cell>
          <table:table-cell office:value-type="string">
            <text:p>Blacksmith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Weaponsmith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rtistic</text:p>
          </table:table-cell>
          <table:table-cell office:value-type="string">
            <text:p>Foul Smelling</text:p>
          </table:table-cell>
          <table:table-cell office:value-type="string">
            <text:p>Hard of Hearing</text:p>
          </table:table-cell>
          <table:table-cell office:value-type="string">
            <text:p>Perfectionist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Blacksmith</text:p>
          </table:table-cell>
          <table:table-cell table:number-columns-repeated="5"/>
        </table:table-row>
        <table:table-row table:style-name="ro2">
          <table:table-cell table:style-name="ce5" office:value-type="string">
            <text:p>Artisan (artifex)</text:p>
          </table:table-cell>
          <table: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Engineering</text:p>
          </table:table-cell>
          <table:table-cell office:value-type="string">
            <text:p>Labor</text:p>
          </table:table-cell>
          <table:table-cell office:value-type="string">
            <text:p>Mason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onfident</text:p>
          </table:table-cell>
          <table:table-cell office:value-type="string">
            <text:p>Diligent</text:p>
          </table:table-cell>
          <table:table-cell office:value-type="string">
            <text:p>Energetic</text:p>
          </table:table-cell>
          <table:table-cell office:value-type="string">
            <text:p>Perfectionist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Attendant (famul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Humility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Formal</text:p>
          </table:table-cell>
          <table:table-cell office:value-type="string">
            <text:p>Inconspicuous</text:p>
          </table:table-cell>
          <table:table-cell office:value-type="string">
            <text:p>Loyal</text:p>
          </table:table-cell>
          <table:table-cell office:value-type="string">
            <text:p>Obedient Veneer</text:p>
          </table:table-cell>
          <table:table-cell office:value-type="string">
            <text:p>Sooth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Baker (pis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Cooking</text:p>
          </table:table-cell>
          <table:table-cell office:value-type="string">
            <text:p>Herbalism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Floury</text:p>
          </table:table-cell>
          <table:table-cell office:value-type="string">
            <text:p>No Nonsense</text:p>
          </table:table-cell>
          <table:table-cell office:value-type="string">
            <text:p>Overweight</text:p>
          </table:table-cell>
          <table:table-cell office:value-type="string">
            <text:p>Sense of Timing</text:p>
          </table:table-cell>
          <table:table-cell office:value-type="string">
            <text:p>Temperamental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5" office:value-type="string">
            <text:p>Banker (argentarius)</text:p>
          </table:table-cell>
          <table: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Frugal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Financ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descending</text:p>
          </table:table-cell>
          <table:table-cell office:value-type="string">
            <text:p>Demanding</text:p>
          </table:table-cell>
          <table:table-cell office:value-type="string">
            <text:p>Intense</text:p>
          </table:table-cell>
          <table:table-cell office:value-type="string">
            <text:p>Meticulous</text:p>
          </table:table-cell>
          <table:table-cell office:value-type="string">
            <text:p>Organized</text:p>
          </table:table-cell>
          <table:table-cell office:value-type="string">
            <text:p>Selfis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5D Resource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Barber (tonsor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Fashion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greeable</text:p>
          </table:table-cell>
          <table:table-cell office:value-type="string">
            <text:p>Cramped Hands</text:p>
          </table:table-cell>
          <table:table-cell office:value-type="string">
            <text:p>Critical</text:p>
          </table:table-cell>
          <table:table-cell office:value-type="string">
            <text:p>Insincere</text:p>
          </table:table-cell>
          <table:table-cell office:value-type="string">
            <text:p>Soothing</text:p>
          </table:table-cell>
          <table:table-cell office:value-type="string">
            <text:p>Stylis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Blacksmith (ferrarius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Blacksmith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Tanne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Foul Smelling</text:p>
          </table:table-cell>
          <table:table-cell office:value-type="string">
            <text:p>Hard of Hearing</text:p>
          </table:table-cell>
          <table:table-cell office:value-type="string">
            <text:p>No Nonsense</text:p>
          </table:table-cell>
          <table:table-cell office:value-type="string">
            <text:p>Rough hands</text:p>
          </table:table-cell>
          <table:table-cell office:value-type="string">
            <text:p>Strapp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Butcher (macellarius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Butchery</text:p>
          </table:table-cell>
          <table:table-cell office:value-type="string">
            <text:p>Cook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lous</text:p>
          </table:table-cell>
          <table:table-cell office:value-type="string">
            <text:p>Foul Smelling</text:p>
          </table:table-cell>
          <table:table-cell office:value-type="string">
            <text:p>Meticulous</text:p>
          </table:table-cell>
          <table:table-cell office:value-type="string">
            <text:p>Missing Digit</text:p>
          </table:table-cell>
          <table:table-cell office:value-type="string">
            <text:p>Numb</text:p>
          </table:table-cell>
          <table:table-cell office:value-type="string">
            <text:p>Salt of the Eart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harioteer (auriga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mpulsive</text:p>
          </table:table-cell>
          <table:table-cell table:style-name="ce5" office:value-type="string">
            <text:p>Arbitrar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Athletics</text:p>
          </table:table-cell>
          <table:table-cell office:value-type="string">
            <text:p>Carousing</text:p>
          </table:table-cell>
          <table:table-cell office:value-type="string">
            <text:p>Driving</text:p>
          </table:table-cell>
          <table:table-cell office:value-type="string">
            <text:p>Fame</text:p>
          </table:table-cell>
          <table:table-cell office:value-type="string">
            <text:p>Horseman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renaline Addict</text:p>
          </table:table-cell>
          <table:table-cell office:value-type="string">
            <text:p>Arrogant</text:p>
          </table:table-cell>
          <table:table-cell office:value-type="string">
            <text:p>Desirable</text:p>
          </table:table-cell>
          <table:table-cell office:value-type="string">
            <text:p>Dramatic</text:p>
          </table:table-cell>
          <table:table-cell office:value-type="string">
            <text:p>Fearless</text:p>
          </table:table-cell>
          <table:table-cell office:value-type="string">
            <text:p>Flamboyant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hef (archimagir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Butchery</text:p>
          </table:table-cell>
          <table:table-cell office:value-type="string">
            <text:p>Cooking</text:p>
          </table:table-cell>
          <table:table-cell office:value-type="string">
            <text:p>Etiquette</text:p>
          </table:table-cell>
          <table:table-cell office:value-type="string">
            <text:p>Herbalism</text:p>
          </table:table-cell>
          <table:table-cell office:value-type="string">
            <text:p>Labor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ritical</text:p>
          </table:table-cell>
          <table:table-cell office:value-type="string">
            <text:p>Discerning Palette</text:p>
          </table:table-cell>
          <table:table-cell office:value-type="string">
            <text:p>No Nonsense</text:p>
          </table:table-cell>
          <table:table-cell office:value-type="string">
            <text:p>Overweight</text:p>
          </table:table-cell>
          <table:table-cell office:value-type="string">
            <text:p>Sense of Timing</text:p>
          </table:table-cell>
          <table:table-cell office:value-type="string">
            <text:p>Temperamental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ttendant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lerk (cleric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Languages</text:p>
          </table:table-cell>
          <table:table-cell office:value-type="string">
            <text:p>Mathematics</text:p>
          </table:table-cell>
          <table:table-cell office:value-type="string">
            <text:p>Stewardship</text:p>
          </table:table-cell>
          <table:table-cell office:value-type="string">
            <text:p>Writ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Meticulous</text:p>
          </table:table-cell>
          <table:table-cell office:value-type="string">
            <text:p>Nervous Tick</text:p>
          </table:table-cell>
          <table:table-cell office:value-type="string">
            <text:p>Numerate</text:p>
          </table:table-cell>
          <table:table-cell office:value-type="string">
            <text:p>Organized</text:p>
          </table:table-cell>
          <table:table-cell office:value-type="string">
            <text:p>Overwork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obbler (Sutor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cultured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Fashion</text:p>
          </table:table-cell>
          <table:table-cell office:value-type="string">
            <text:p>Cobbler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Tanne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tistic</text:p>
          </table:table-cell>
          <table:table-cell office:value-type="string">
            <text:p>Comfortable</text:p>
          </table:table-cell>
          <table:table-cell office:value-type="string">
            <text:p>Cramped Hands</text:p>
          </table:table-cell>
          <table:table-cell office:value-type="string">
            <text:p>Deferential</text:p>
          </table:table-cell>
          <table:table-cell office:value-type="string">
            <text:p>Diligent</text:p>
          </table:table-cell>
          <table:table-cell office:value-type="string">
            <text:p>Sharp Dresser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Craftsman (Fabe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1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Carpentry</text:p>
          </table:table-cell>
          <table:table-cell office:value-type="string">
            <text:p>Labor</text:p>
          </table:table-cell>
          <table:table-cell office:value-type="string">
            <text:p>Mason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allous</text:p>
          </table:table-cell>
          <table:table-cell office:value-type="string">
            <text:p>Diligent</text:p>
          </table:table-cell>
          <table:table-cell office:value-type="string">
            <text:p>Missing Digit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ilettante (Ardelio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Gener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Deception</text:p>
          </table:table-cell>
          <table:table-cell office:value-type="string">
            <text:p>Etiquette</text:p>
          </table:table-cell>
          <table:table-cell office:value-type="string">
            <text:p>Romance</text:p>
          </table:table-cell>
          <table:table-cell office:value-type="string">
            <text:p>Resources</text:p>
          </table:table-cell>
          <table:table-cell office:value-type="string">
            <text:p>Seduc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Disinterested</text:p>
          </table:table-cell>
          <table:table-cell office:value-type="string">
            <text:p>Distracted</text:p>
          </table:table-cell>
          <table:table-cell office:value-type="string">
            <text:p>Drunk</text:p>
          </table:table-cell>
          <table:table-cell office:value-type="string">
            <text:p>Extravagant</text:p>
          </table:table-cell>
          <table:table-cell office:value-type="string">
            <text:p>Laz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4D+ Resource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octor (medic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Merciful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Deception</text:p>
          </table:table-cell>
          <table:table-cell office:value-type="string">
            <text:p>Herbalism</text:p>
          </table:table-cell>
          <table:table-cell office:value-type="string">
            <text:p>Insight</text:p>
          </table:table-cell>
          <table:table-cell office:value-type="string">
            <text:p>Medicine</text:p>
          </table:table-cell>
          <table:table-cell office:value-type="string">
            <text:p>Negotiation</text:p>
          </table:table-cell>
          <table:table-cell office:value-type="string">
            <text:p>Relig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uthoritative</text:p>
          </table:table-cell>
          <table:table-cell office:value-type="string">
            <text:p>Frustrated</text:p>
          </table:table-cell>
          <table:table-cell office:value-type="string">
            <text:p>Numb</text:p>
          </table:table-cell>
          <table:table-cell office:value-type="string">
            <text:p>Soothing</text:p>
          </table:table-cell>
          <table:table-cell office:value-type="string">
            <text:p>Superstit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Dyer (baphe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Dyeing</text:p>
          </table:table-cell>
          <table:table-cell office:value-type="string">
            <text:p>Fashion</text:p>
          </table:table-cell>
          <table:table-cell office:value-type="string">
            <text:p>Herbalism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ligent</text:p>
          </table:table-cell>
          <table:table-cell office:value-type="string">
            <text:p>Foul smelling</text:p>
          </table:table-cell>
          <table:table-cell office:value-type="string">
            <text:p>Guarded</text:p>
          </table:table-cell>
          <table:table-cell office:value-type="string">
            <text:p>Hoarding</text:p>
          </table:table-cell>
          <table:table-cell office:value-type="string">
            <text:p>Ink-stained hands</text:p>
          </table:table-cell>
          <table:table-cell office:value-type="string">
            <text:p>Superstit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Glass Maker (factorem speculo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Glasssmith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Sculptur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rtistic</text:p>
          </table:table-cell>
          <table:table-cell office:value-type="string">
            <text:p>Diligent</text:p>
          </table:table-cell>
          <table:table-cell office:value-type="string">
            <text:p>Foul Smelling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Gladiator (Gladiator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ruel</text:p>
          </table:table-cell>
          <table:table-cell table:style-name="ce5" office:value-type="string">
            <text:p>Arbitrar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thletics</text:p>
          </table:table-cell>
          <table:table-cell office:value-type="string">
            <text:p>Brawling</text:p>
          </table:table-cell>
          <table:table-cell office:value-type="string">
            <text:p>Fame</text:p>
          </table:table-cell>
          <table:table-cell office:value-type="string">
            <text:p>Labor</text:p>
          </table:table-cell>
          <table:table-cell office:value-type="string">
            <text:p>Melee</text:p>
          </table:table-cell>
          <table:table-cell office:value-type="string">
            <text:p>Ranged Fight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ggressive</text:p>
          </table:table-cell>
          <table:table-cell office:value-type="string">
            <text:p>Blood thirsty</text:p>
          </table:table-cell>
          <table:table-cell office:value-type="string">
            <text:p>Bruiser</text:p>
          </table:table-cell>
          <table:table-cell office:value-type="string">
            <text:p>Fearless</text:p>
          </table:table-cell>
          <table:table-cell office:value-type="string">
            <text:p>Flamboyant</text:p>
          </table:table-cell>
          <table:table-cell office:value-type="string">
            <text:p>Focus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Groom (Stra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Driving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nimal Rapport</text:p>
          </table:table-cell>
          <table:table-cell office:value-type="string">
            <text:p>Deferential</text:p>
          </table:table-cell>
          <table:table-cell office:value-type="string">
            <text:p>Foul Smelling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  <table:table-cell office:value-type="string">
            <text:p>Weather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Guild leader (magistri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fluenc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rusque</text:p>
          </table:table-cell>
          <table:table-cell office:value-type="string">
            <text:p>Calculated</text:p>
          </table:table-cell>
          <table:table-cell office:value-type="string">
            <text:p>Extrovert</text:p>
          </table:table-cell>
          <table:table-cell office:value-type="string">
            <text:p>Jaded</text:p>
          </table:table-cell>
          <table:table-cell office:value-type="string">
            <text:p>Organized</text:p>
          </table:table-cell>
          <table:table-cell office:value-type="string">
            <text:p>Schem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aster Craftsman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Guild Treasurer (quaestores arcarius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</text:p>
          </table:table-cell>
          <table:table-cell table:style-name="ce5" office:value-type="string">
            <text:p>Frugal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Carousing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Stewardship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culated</text:p>
          </table:table-cell>
          <table:table-cell office:value-type="string">
            <text:p>Diligent</text:p>
          </table:table-cell>
          <table:table-cell office:value-type="string">
            <text:p>Fretful</text:p>
          </table:table-cell>
          <table:table-cell office:value-type="string">
            <text:p>Meticulous</text:p>
          </table:table-cell>
          <table:table-cell office:value-type="string">
            <text:p>Numeracy</text:p>
          </table:table-cell>
          <table:table-cell office:value-type="string">
            <text:p>Organiz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aster Craftsman or Clerk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Innkeeper (cauponi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Openness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ooking</text:p>
          </table:table-cell>
          <table:table-cell office:value-type="string">
            <text:p>Etiquette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itter</text:p>
          </table:table-cell>
          <table:table-cell office:value-type="string">
            <text:p>Boisterous</text:p>
          </table:table-cell>
          <table:table-cell office:value-type="string">
            <text:p>Cordial</text:p>
          </table:table-cell>
          <table:table-cell office:value-type="string">
            <text:p>Deferential</text:p>
          </table:table-cell>
          <table:table-cell office:value-type="string">
            <text:p>Insincere</text:p>
          </table:table-cell>
          <table:table-cell office:value-type="string">
            <text:p>Overwork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Resources 3D+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Jeweler (Gemmarius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Dignity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Deception</text:p>
          </table:table-cell>
          <table:table-cell office:value-type="string">
            <text:p>Fashion</text:p>
          </table:table-cell>
          <table:table-cell office:value-type="string">
            <text:p>Jeweler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tistic</text:p>
          </table:table-cell>
          <table:table-cell office:value-type="string">
            <text:p>Cramped Hands</text:p>
          </table:table-cell>
          <table:table-cell office:value-type="string">
            <text:p>Fretful</text:p>
          </table:table-cell>
          <table:table-cell office:value-type="string">
            <text:p>Greedy</text:p>
          </table:table-cell>
          <table:table-cell office:value-type="string">
            <text:p>Guarded</text:p>
          </table:table-cell>
          <table:table-cell office:value-type="string">
            <text:p>Meticul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Laborer (operari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Unpretentious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Carousing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Callous</text:p>
          </table:table-cell>
          <table:table-cell office:value-type="string">
            <text:p>Foul Smelling</text:p>
          </table:table-cell>
          <table:table-cell office:value-type="string">
            <text:p>Overworked</text:p>
          </table:table-cell>
          <table:table-cell office:value-type="string">
            <text:p>Rough Hands</text:p>
          </table:table-cell>
          <table:table-cell office:value-type="string">
            <text:p>Strapp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agnate (magnat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Financ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fident</text:p>
          </table:table-cell>
          <table:table-cell office:value-type="string">
            <text:p>Distinguished</text:p>
          </table:table-cell>
          <table:table-cell office:value-type="string">
            <text:p>Greedy</text:p>
          </table:table-cell>
          <table:table-cell office:value-type="string">
            <text:p>Refined</text:p>
          </table:table-cell>
          <table:table-cell office:value-type="string">
            <text:p>Shrewd</text:p>
          </table:table-cell>
          <table:table-cell office:value-type="string">
            <text:p>Vain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6D Resources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Master Craftsman (artificibus domini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ontent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Insight</text:p>
          </table:table-cell>
          <table:table-cell office:value-type="string">
            <text:p>Instruction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  <table:table-cell office:value-type="string">
            <text:p>Resources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mbitious</text:p>
          </table:table-cell>
          <table:table-cell office:value-type="string">
            <text:p>Confident</text:p>
          </table:table-cell>
          <table:table-cell office:value-type="string">
            <text:p>Entitled</text:p>
          </table:table-cell>
          <table:table-cell office:value-type="string">
            <text:p>Lazy</text:p>
          </table:table-cell>
          <table:table-cell office:value-type="string">
            <text:p>Stubborn</text:p>
          </table:table-cell>
        </table:table-row>
        <table:table-row table:style-name="ro2">
          <table:table-cell office:value-type="string">
            <text:p>Requirements</text:p>
          </table:table-cell>
          <table:table-cell table:style-name="ce26" office:value-type="string">
            <text:p>Craftsman, Potter, Butcher, Armorer, Artisan, Glasmaker, Miller, Baker, Weaver, Dyer, Tanner,Baker, Jeweler, Blacksmith, Cobbler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entor (Paedagogi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Prudence</text:p>
          </table:table-cell>
          <table:table-cell table:style-name="ce5" office:value-type="string">
            <text:p>Dignity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Instruction</text:p>
          </table:table-cell>
          <table:table-cell office:value-type="string">
            <text:p>Intimidation</text:p>
          </table:table-cell>
          <table:table-cell office:value-type="string">
            <text:p>Persuas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smissive</text:p>
          </table:table-cell>
          <table:table-cell office:value-type="string">
            <text:p>Loyal</text:p>
          </table:table-cell>
          <table:table-cell office:value-type="string">
            <text:p>No Nonsense</text:p>
          </table:table-cell>
          <table:table-cell office:value-type="string">
            <text:p>Patient</text:p>
          </table:table-cell>
          <table:table-cell office:value-type="string">
            <text:p>Protective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ust be at least 18 years old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erchant (mercator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Openness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culating</text:p>
          </table:table-cell>
          <table:table-cell office:value-type="string">
            <text:p>Confident</text:p>
          </table:table-cell>
          <table:table-cell office:value-type="string">
            <text:p>Disingenuous</text:p>
          </table:table-cell>
          <table:table-cell office:value-type="string">
            <text:p>Extroverted</text:p>
          </table:table-cell>
          <table:table-cell office:value-type="string">
            <text:p>Guarded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4D Resource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essenger (nunt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Industrious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Athletics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Streetwise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Direction Sense</text:p>
          </table:table-cell>
          <table:table-cell office:value-type="string">
            <text:p>Discrete</text:p>
          </table:table-cell>
          <table:table-cell office:value-type="string">
            <text:p>Runner</text:p>
          </table:table-cell>
          <table:table-cell office:value-type="string">
            <text:p>Skinny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iller (moli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Brewer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Miller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Drunk</text:p>
          </table:table-cell>
          <table:table-cell office:value-type="string">
            <text:p>Miller’s Thumb</text:p>
          </table:table-cell>
          <table:table-cell office:value-type="string">
            <text:p>No Nonsense</text:p>
          </table:table-cell>
          <table:table-cell office:value-type="string">
            <text:p>Rough Hands</text:p>
          </table:table-cell>
          <table:table-cell office:value-type="string">
            <text:p>Suspiciou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oney changer (argentari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Severity</text:p>
          </table:table-cell>
          <table:table-cell table:style-name="ce5" office:value-type="string">
            <text:p>Frugal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Appraisal</text:p>
          </table:table-cell>
          <table:table-cell office:value-type="string">
            <text:p>Languages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ondescending</text:p>
          </table:table-cell>
          <table:table-cell office:value-type="string">
            <text:p>Disingenuous</text:p>
          </table:table-cell>
          <table:table-cell office:value-type="string">
            <text:p>Intense</text:p>
          </table:table-cell>
          <table:table-cell office:value-type="string">
            <text:p>Meticulous</text:p>
          </table:table-cell>
          <table:table-cell office:value-type="string">
            <text:p>Organized</text:p>
          </table:table-cell>
          <table:table-cell office:value-type="string">
            <text:p>Selfis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4D Resource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Musician (musicus)</text:p>
          </table:table-cell>
          <table:covered-table-cell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Impulsiv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me</text:p>
          </table:table-cell>
          <table:table-cell office:value-type="string">
            <text:p>Insight</text:p>
          </table:table-cell>
          <table:table-cell office:value-type="string">
            <text:p>Music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rtistic</text:p>
          </table:table-cell>
          <table:table-cell office:value-type="string">
            <text:p>Ear for Music</text:p>
          </table:table-cell>
          <table:table-cell office:value-type="string">
            <text:p>Obsessive</text:p>
          </table:table-cell>
          <table:table-cell office:value-type="string">
            <text:p>Passionate</text:p>
          </table:table-cell>
          <table:table-cell office:value-type="string">
            <text:p>Perfect Pitc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table:number-columns-spanned="2" table:number-rows-spanned="1">
            <text:p>Nurse (nutrix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Compassion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Dismissive</text:p>
          </table:table-cell>
          <table:table-cell office:value-type="string">
            <text:p>Exhausted</text:p>
          </table:table-cell>
          <table:table-cell office:value-type="string">
            <text:p>Frustrated</text:p>
          </table:table-cell>
          <table:table-cell office:value-type="string">
            <text:p>Maternal</text:p>
          </table:table-cell>
          <table:table-cell office:value-type="string">
            <text:p>Patient</text:p>
          </table:table-cell>
          <table:table-cell office:value-type="string">
            <text:p>Sooth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ainter (pictorem)</text:p>
          </table:table-cell>
          <table:covered-table-cell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m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Painting</text:p>
          </table:table-cell>
          <table:table-cell office:value-type="string">
            <text:p>Persuas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rtistic</text:p>
          </table:table-cell>
          <table:table-cell table:style-name="ce35" office:value-type="string">
            <text:p>Distracted</text:p>
          </table:table-cell>
          <table:table-cell office:value-type="string">
            <text:p>Obsessive</text:p>
          </table:table-cell>
          <table:table-cell office:value-type="string">
            <text:p>Perspective</text:p>
          </table:table-cell>
          <table:table-cell office:value-type="string">
            <text:p>Passionate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hilosopher (philosoph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History</text:p>
          </table:table-cell>
          <table:table-cell office:value-type="string">
            <text:p>Instruction</text:p>
          </table:table-cell>
          <table:table-cell office:value-type="string">
            <text:p>Persuasion</text:p>
          </table:table-cell>
          <table:table-cell office:value-type="string">
            <text:p>Philosophy</text:p>
          </table:table-cell>
          <table:table-cell office:value-type="string">
            <text:p>Religion</text:p>
          </table:table-cell>
          <table:table-cell office:value-type="string">
            <text:p>Rhetoric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Distracted</text:p>
          </table:table-cell>
          <table:table-cell office:value-type="string">
            <text:p>Esoteric</text:p>
          </table:table-cell>
          <table:table-cell office:value-type="string">
            <text:p>Frustrating</text:p>
          </table:table-cell>
          <table:table-cell office:value-type="string">
            <text:p>Pedantic</text:p>
          </table:table-cell>
          <table:table-cell office:value-type="string">
            <text:p>Questioning</text:p>
          </table:table-cell>
          <table:table-cell office:value-type="string">
            <text:p>Self-Absorb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rithmetic, Literate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Philosophy Student (philosophia discipul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secular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History</text:p>
          </table:table-cell>
          <table:table-cell office:value-type="string">
            <text:p>Mathematics</text:p>
          </table:table-cell>
          <table:table-cell office:value-type="string">
            <text:p>Naturalist</text:p>
          </table:table-cell>
          <table:table-cell office:value-type="string">
            <text:p>Philosophy</text:p>
          </table:table-cell>
          <table:table-cell office:value-type="string">
            <text:p>Rhetoric</text:p>
          </table:table-cell>
          <table:table-cell office:value-type="string">
            <text:p>Writ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ookworm</text:p>
          </table:table-cell>
          <table:table-cell office:value-type="string">
            <text:p>Drunk</text:p>
          </table:table-cell>
          <table:table-cell office:value-type="string">
            <text:p>Myopic</text:p>
          </table:table-cell>
          <table:table-cell office:value-type="string">
            <text:p>Naive</text:p>
          </table:table-cell>
          <table:table-cell office:value-type="string">
            <text:p>Questioning</text:p>
          </table:table-cell>
          <table:table-cell office:value-type="string">
            <text:p>Radical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rithmetic, Literat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otter (figul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Pottery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Sculptur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Artistic</text:p>
          </table:table-cell>
          <table:table-cell office:value-type="string">
            <text:p>Earthy</text:p>
          </table:table-cell>
          <table:table-cell office:value-type="string">
            <text:p>Foul Smelling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Public Contrators (Publicanu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ruel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Intimidation</text:p>
          </table:table-cell>
          <table:table-cell office:value-type="string">
            <text:p>Logistics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culating</text:p>
          </table:table-cell>
          <table:table-cell office:value-type="string">
            <text:p>Corrupt</text:p>
          </table:table-cell>
          <table:table-cell office:value-type="string">
            <text:p>Driven</text:p>
          </table:table-cell>
          <table:table-cell office:value-type="string">
            <text:p>Hard Hearted</text:p>
          </table:table-cell>
          <table:table-cell office:value-type="string">
            <text:p>Organized</text:p>
          </table:table-cell>
          <table:table-cell office:value-type="string">
            <text:p>Selfis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5D Resources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2" table:number-rows-spanned="1">
            <text:p>Rhetoric Student (rhetoricae studiosus)</text:p>
          </table:table-cell>
          <table:covered-table-cell table:style-name="ce33"/>
          <table:table-cell table:style-name="ce5" office:value-type="string">
            <text:p>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cultured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Law</text:p>
          </table:table-cell>
          <table:table-cell office:value-type="string">
            <text:p>Rhetoric</text:p>
          </table:table-cell>
          <table:table-cell office:value-type="string">
            <text:p>Writing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mbitious</text:p>
          </table:table-cell>
          <table:table-cell office:value-type="string">
            <text:p>Drunk</text:p>
          </table:table-cell>
          <table:table-cell office:value-type="string">
            <text:p>Questioning</text:p>
          </table:table-cell>
          <table:table-cell office:value-type="string">
            <text:p>Radical</text:p>
          </table:table-cell>
          <table:table-cell office:value-type="string">
            <text:p>Self-Absorb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rithmetic, Literate</text:p>
          </table:table-cell>
          <table:table-cell table:number-columns-repeated="5"/>
        </table:table-row>
        <table:table-row table:style-name="ro2">
          <table:table-cell office:value-type="string">
            <text:p>Note</text:p>
          </table:table-cell>
          <table:table-cell office:value-type="string">
            <text:p>This lifepath may only <text:s/>be taken once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table:number-columns-spanned="2" table:number-rows-spanned="1">
            <text:p>Sculptor (cælatoris)</text:p>
          </table:table-cell>
          <table:covered-table-cell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Etiquette</text:p>
          </table:table-cell>
          <table:table-cell office:value-type="string">
            <text:p>Fam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Persuasion</text:p>
          </table:table-cell>
          <table:table-cell office:value-type="string">
            <text:p>Sculpture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ddicted</text:p>
          </table:table-cell>
          <table:table-cell office:value-type="string">
            <text:p>Artistic</text:p>
          </table:table-cell>
          <table:table-cell office:value-type="string">
            <text:p>Distracted</text:p>
          </table:table-cell>
          <table:table-cell office:value-type="string">
            <text:p>Obsessive</text:p>
          </table:table-cell>
          <table:table-cell office:value-type="string">
            <text:p>Odd</text:p>
          </table:table-cell>
          <table:table-cell office:value-type="string">
            <text:p>Passionate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erver (minister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</text:p>
          </table:table-cell>
          <table:table-cell table:style-name="ce5" office:value-type="string">
            <text:p>Openness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arousing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Bitter</text:p>
          </table:table-cell>
          <table:table-cell office:value-type="string">
            <text:p>Boisterous</text:p>
          </table:table-cell>
          <table:table-cell office:value-type="string">
            <text:p>Deferential</text:p>
          </table:table-cell>
          <table:table-cell office:value-type="string">
            <text:p>Drunk</text:p>
          </table:table-cell>
          <table:table-cell office:value-type="string">
            <text:p>Obedient Veneer</text:p>
          </table:table-cell>
          <table:table-cell office:value-type="string">
            <text:p>Soothing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hopkeeper (tabernarius)</text:p>
          </table:table-cell>
          <table:covered-table-cell table:style-name="ce5"/>
          <table:table-cell table:style-name="ce5" office:value-type="string">
            <text:p>Male, Fe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Opennes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oisterous</text:p>
          </table:table-cell>
          <table:table-cell office:value-type="string">
            <text:p>Cordial</text:p>
          </table:table-cell>
          <table:table-cell office:value-type="string">
            <text:p>Extroverted</text:p>
          </table:table-cell>
          <table:table-cell office:value-type="string">
            <text:p>Insincere</text:p>
          </table:table-cell>
          <table:table-cell office:value-type="string">
            <text:p>Overworked</text:p>
          </table:table-cell>
          <table:table-cell office:value-type="string">
            <text:p>Shrew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Literacy, Arithmetic, +3D Resources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Steward (dispensa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Frugal</text:p>
          </table:table-cell>
          <table:table-cell table:style-name="ce5" office:value-type="string">
            <text:p>Prudence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dministration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Negotiation</text:p>
          </table:table-cell>
          <table:table-cell office:value-type="string">
            <text:p>Resources</text:p>
          </table:table-cell>
          <table:table-cell office:value-type="string">
            <text:p>Stewardship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alculated</text:p>
          </table:table-cell>
          <table:table-cell office:value-type="string">
            <text:p>Diligent</text:p>
          </table:table-cell>
          <table:table-cell office:value-type="string">
            <text:p>Fretful</text:p>
          </table:table-cell>
          <table:table-cell office:value-type="string">
            <text:p>Meticulous</text:p>
          </table:table-cell>
          <table:table-cell office:value-type="string">
            <text:p>Numerate</text:p>
          </table:table-cell>
          <table:table-cell office:value-type="string">
            <text:p>Organiz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rithmetic, Literat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ailor (Sartor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cultured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Fashion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Sew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rtistic</text:p>
          </table:table-cell>
          <table:table-cell office:value-type="string">
            <text:p>Deferential</text:p>
          </table:table-cell>
          <table:table-cell table:style-name="ce36" office:value-type="string">
            <text:p>Fretful</text:p>
          </table:table-cell>
          <table:table-cell office:value-type="string">
            <text:p>Ostentatious</text:p>
          </table:table-cell>
          <table:table-cell office:value-type="string">
            <text:p>Perfectionist</text:p>
          </table:table-cell>
          <table:table-cell office:value-type="string">
            <text:p>Sharp Dresser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anner (Coriarium)</text:p>
          </table:table-cell>
          <table:covered-table-cell table:style-name="ce34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Butchery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Tanner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ches and Pains</text:p>
          </table:table-cell>
          <table:table-cell office:value-type="string">
            <text:p>Foul smelling</text:p>
          </table:table-cell>
          <table:table-cell office:value-type="string">
            <text:p>Greasy</text:p>
          </table:table-cell>
          <table:table-cell office:value-type="string">
            <text:p>Missing Digit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eacher (Magiste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cultured</text:p>
          </table:table-cell>
          <table:table-cell table:style-name="ce5" office:value-type="string">
            <text:p>secular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History</text:p>
          </table:table-cell>
          <table:table-cell office:value-type="string">
            <text:p>Instruction</text:p>
          </table:table-cell>
          <table:table-cell office:value-type="string">
            <text:p>Mathematics</text:p>
          </table:table-cell>
          <table:table-cell office:value-type="string">
            <text:p>Naturalist</text:p>
          </table:table-cell>
          <table:table-cell office:value-type="string">
            <text:p>Philosophy</text:p>
          </table:table-cell>
          <table:table-cell office:value-type="string">
            <text:p>Rhetoric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Bitter</text:p>
          </table:table-cell>
          <table:table-cell office:value-type="string">
            <text:p>Dismissive</text:p>
          </table:table-cell>
          <table:table-cell office:value-type="string">
            <text:p>Lazy</text:p>
          </table:table-cell>
          <table:table-cell office:value-type="string">
            <text:p>No Nonsense</text:p>
          </table:table-cell>
          <table:table-cell office:value-type="string">
            <text:p>Passionate</text:p>
          </table:table-cell>
          <table:table-cell office:value-type="string">
            <text:p>Patient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rithmetic, Literat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Teamster (amaxites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Unpretentious</text:p>
          </table:table-cell>
          <table:table-cell table:style-name="ce5" office:value-type="string">
            <text:p>Industr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nimal Handling</text:p>
          </table:table-cell>
          <table:table-cell office:value-type="string">
            <text:p>Driving</text:p>
          </table:table-cell>
          <table:table-cell office:value-type="string">
            <text:p>Horsemanship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Animal Rapport</text:p>
          </table:table-cell>
          <table:table-cell office:value-type="string">
            <text:p>Boisterous</text:p>
          </table:table-cell>
          <table:table-cell office:value-type="string">
            <text:p>Foul Smelling</text:p>
          </table:table-cell>
          <table:table-cell office:value-type="string">
            <text:p>Rough Hands</text:p>
          </table:table-cell>
          <table:table-cell office:value-type="string">
            <text:p>Salt of the Earth</text:p>
          </table:table-cell>
          <table:table-cell office:value-type="string">
            <text:p>Weathered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Weaver (textor)</text:p>
          </table:table-cell>
          <table:covered-table-cell table:style-name="ce5"/>
          <table:table-cell table:style-name="ce5" office:value-type="string">
            <text:p>Male</text:p>
          </table:table-cell>
          <table:table-cell table:style-name="ce5" office:value-type="string">
            <text:p>4 years</text:p>
          </table:table-cell>
          <table:table-cell table:style-name="ce5" office:value-type="string">
            <text:p>2 general skills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Unpretentious</text:p>
          </table:table-cell>
        </table:table-row>
        <table:table-row table:style-name="ro2">
          <table:table-cell office:value-type="string">
            <text:p>Skills</text:p>
          </table:table-cell>
          <table:table-cell office:value-type="string">
            <text:p>Appraisal</text:p>
          </table:table-cell>
          <table:table-cell office:value-type="string">
            <text:p>Fashion</text:p>
          </table:table-cell>
          <table:table-cell office:value-type="string">
            <text:p>Labor</text:p>
          </table:table-cell>
          <table:table-cell office:value-type="string">
            <text:p>Mending</text:p>
          </table:table-cell>
          <table:table-cell office:value-type="string">
            <text:p>Negotiation</text:p>
          </table:table-cell>
          <table:table-cell office:value-type="string">
            <text:p>Weaving</text:p>
          </table:table-cell>
        </table:table-row>
        <table:table-row table:style-name="ro2">
          <table:table-cell office:value-type="string">
            <text:p>Traits</text:p>
          </table:table-cell>
          <table:table-cell office:value-type="string">
            <text:p>Cramped Hands</text:p>
          </table:table-cell>
          <table:table-cell office:value-type="string">
            <text:p>Diligent</text:p>
          </table:table-cell>
          <table:table-cell office:value-type="string">
            <text:p>Distracted</text:p>
          </table:table-cell>
          <table:table-cell office:value-type="string">
            <text:p>Dreamer</text:p>
          </table:table-cell>
          <table:table-cell office:value-type="string">
            <text:p>Quiet</text:p>
          </table:table-cell>
          <table:table-cell office:value-type="string">
            <text:p>Rough Hands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Apprentice</text:p>
          </table:table-cell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1">
            <text:p>Wet Nurse (infectum nutrix)</text:p>
          </table:table-cell>
          <table:covered-table-cell table:style-name="ce5"/>
          <table:table-cell table:style-name="ce5" office:value-type="string">
            <text:p>Female</text:p>
          </table:table-cell>
          <table:table-cell table:style-name="ce5" office:value-type="string">
            <text:p>2 years</text:p>
          </table:table-cell>
          <table:table-cell table:style-name="ce5" office:value-type="string">
            <text:p>0 general skills</text:p>
          </table:table-cell>
          <table:table-cell table:style-name="ce5" office:value-type="string">
            <text:p>Compassion</text:p>
          </table:table-cell>
          <table:table-cell table:style-name="ce5"/>
        </table:table-row>
        <table:table-row table:style-name="ro2">
          <table:table-cell office:value-type="string">
            <text:p>Skills</text:p>
          </table:table-cell>
          <table:table-cell office:value-type="string">
            <text:p>Child-rearing</text:p>
          </table:table-cell>
          <table:table-cell office:value-type="string">
            <text:p>Etiquette</text:p>
          </table:table-cell>
          <table:table-cell office:value-type="string">
            <text:p>Insight</text:p>
          </table:table-cell>
          <table:table-cell office:value-type="string">
            <text:p>Labor</text:p>
          </table:table-cell>
          <table:table-cell table:number-columns-repeated="2"/>
        </table:table-row>
        <table:table-row table:style-name="ro2">
          <table:table-cell office:value-type="string">
            <text:p>Traits</text:p>
          </table:table-cell>
          <table:table-cell office:value-type="string">
            <text:p>Deferential</text:p>
          </table:table-cell>
          <table:table-cell office:value-type="string">
            <text:p>Formal</text:p>
          </table:table-cell>
          <table:table-cell office:value-type="string">
            <text:p>Respectable</text:p>
          </table:table-cell>
          <table:table-cell office:value-type="string">
            <text:p>Salt of the Earth</text:p>
          </table:table-cell>
          <table:table-cell office:value-type="string">
            <text:p>Soothing</text:p>
          </table:table-cell>
          <table:table-cell office:value-type="string">
            <text:p>Trustworthy</text:p>
          </table:table-cell>
        </table:table-row>
        <table:table-row table:style-name="ro2">
          <table:table-cell office:value-type="string">
            <text:p>Requirements</text:p>
          </table:table-cell>
          <table:table-cell office:value-type="string">
            <text:p>Must have been pregnant before lifepath can be taken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15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4:21:30.360000000</meta:creation-date>
    <dc:date>2020-12-27T15:43:43.02</dc:date>
    <meta:editing-duration>PT7H49M53S</meta:editing-duration>
    <meta:editing-cycles>36</meta:editing-cycles>
    <meta:generator>OpenOffice/4.1.3$Win32 OpenOffice.org_project/413m1$Build-9783</meta:generator>
    <meta:print-date>2020-12-13T12:27:57.690000000</meta:print-date>
    <dc:creator>Tim Olker</dc:creator>
    <meta:document-statistic meta:table-count="9" meta:cell-count="3819" meta:object-count="0"/>
  </office:meta>
</office:document-meta>
</file>